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vaSansular" svg:font-family="CanvaSansular"/>
    <style:font-face style:name="FiraSans" svg:font-family="FiraSans"/>
    <style:font-face style:name="FiraSansMedium" svg:font-family="FiraSansMedium"/>
    <style:font-face style:name="Inter" svg:font-family="Inter"/>
    <style:font-face style:name="Interular" svg:font-family="Interular"/>
    <style:font-face style:name="Montserratular" svg:font-family="Montserratular"/>
    <style:font-face style:name="TeXGyreTermesular" svg:font-family="TeXGyreTermes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1f2f2"/>
    </style:style>
    <style:style style:name="gr3" style:family="graphic" style:parent-style-name="standard">
      <style:graphic-properties draw:stroke="none" draw:fill="solid" draw:fill-color="#a66c98"/>
    </style:style>
    <style:style style:name="gr4" style:family="graphic" style:parent-style-name="standard">
      <style:graphic-properties draw:stroke="none" draw:fill="solid" draw:fill-color="#6d597a"/>
    </style:style>
    <style:style style:name="gr5" style:family="graphic" style:parent-style-name="standard">
      <style:graphic-properties draw:stroke="none" draw:fill="solid" draw:fill-color="#03989e"/>
    </style:style>
    <style:style style:name="gr6" style:family="graphic" style:parent-style-name="standard">
      <style:graphic-properties draw:stroke="none" draw:fill="solid" draw:fill-color="#b56576"/>
    </style:style>
    <style:style style:name="gr7" style:family="graphic" style:parent-style-name="standard">
      <style:graphic-properties draw:stroke="none" draw:fill="none" draw:textarea-horizontal-align="left" draw:textarea-vertical-align="top" draw:auto-grow-height="true" draw:auto-grow-width="true" fo:min-height="1.163cm" fo:min-width="1.16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937cm" fo:min-width="0.9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39cm" fo:min-width="0.43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47cm" fo:min-width="0.34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69cm" fo:min-width="0.66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704cm" fo:min-width="0.70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77cm" fo:min-width="0.67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97cm" fo:min-width="0.49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1.143cm" fo:min-width="8.727cm" fo:padding-top="0cm" fo:padding-bottom="0cm" fo:padding-left="0cm" fo:padding-right="0cm"/>
    </style:style>
    <style:style style:name="gr21" style:family="graphic" style:parent-style-name="standard">
      <style:graphic-properties draw:stroke="none" draw:fill="solid" draw:fill-color="#1836b2"/>
    </style:style>
    <style:style style:name="gr22" style:family="graphic" style:parent-style-name="standard">
      <style:graphic-properties draw:stroke="solid" svg:stroke-width="0.026cm" svg:stroke-color="#1836b2" draw:stroke-linejoin="miter" svg:stroke-linecap="butt" draw:fill="none" fo:padding-top="0.013cm" fo:padding-bottom="0.013cm" fo:padding-left="0.013cm" fo:padding-right="0.013cm"/>
    </style:style>
    <style:style style:name="gr23" style:family="graphic" style:parent-style-name="standard">
      <style:graphic-properties draw:stroke="none" draw:fill="solid" draw:fill-color="#86c7ed"/>
    </style:style>
    <style:style style:name="gr24" style:family="graphic" style:parent-style-name="standard">
      <style:graphic-properties draw:stroke="none" draw:fill="solid" draw:fill-color="#a066cb"/>
    </style:style>
    <style:style style:name="gr25" style:family="graphic" style:parent-style-name="standard">
      <style:graphic-properties draw:stroke="none" draw:fill="none" draw:textarea-horizontal-align="left" draw:textarea-vertical-align="top" draw:auto-grow-height="true" draw:auto-grow-width="true" fo:min-height="1.128cm" fo:min-width="1.12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08cm" fo:min-width="0.40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1f2f2"/>
    </style:style>
    <style:style style:name="P3" style:family="paragraph">
      <loext:graphic-properties draw:fill="solid" draw:fill-color="#a66c98"/>
    </style:style>
    <style:style style:name="P4" style:family="paragraph">
      <loext:graphic-properties draw:fill="solid" draw:fill-color="#6d597a"/>
    </style:style>
    <style:style style:name="P5" style:family="paragraph">
      <loext:graphic-properties draw:fill="solid" draw:fill-color="#03989e"/>
    </style:style>
    <style:style style:name="P6" style:family="paragraph">
      <loext:graphic-properties draw:fill="solid" draw:fill-color="#b56576"/>
    </style:style>
    <style:style style:name="P7" style:family="paragraph">
      <style:paragraph-properties fo:text-align="start" style:writing-mode="lr-tb"/>
    </style:style>
    <style:style style:name="P8" style:family="paragraph">
      <loext:graphic-properties draw:fill="none"/>
      <style:text-properties fo:font-size="33pt" style:font-size-asian="33pt" style:font-size-complex="33pt"/>
    </style:style>
    <style:style style:name="P9" style:family="paragraph">
      <loext:graphic-properties draw:fill="none"/>
      <style:text-properties fo:font-size="26.6000003814697pt" style:font-size-asian="26.6000003814697pt" style:font-size-complex="26.6000003814697pt"/>
    </style:style>
    <style:style style:name="P10" style:family="paragraph">
      <loext:graphic-properties draw:fill="none"/>
      <style:text-properties fo:font-size="12.5pt" style:font-size-asian="12.5pt" style:font-size-complex="12.5pt"/>
    </style:style>
    <style:style style:name="P11" style:family="paragraph">
      <loext:graphic-properties draw:fill="none"/>
      <style:text-properties fo:font-size="13pt" style:font-size-asian="13pt" style:font-size-complex="13pt"/>
    </style:style>
    <style:style style:name="P12" style:family="paragraph">
      <loext:graphic-properties draw:fill="none"/>
      <style:text-properties fo:font-size="30pt" style:font-size-asian="30pt" style:font-size-complex="30pt"/>
    </style:style>
    <style:style style:name="P13" style:family="paragraph">
      <loext:graphic-properties draw:fill="none"/>
      <style:text-properties fo:font-size="10pt" style:font-size-asian="10pt" style:font-size-complex="10pt"/>
    </style:style>
    <style:style style:name="P14" style:family="paragraph">
      <loext:graphic-properties draw:fill="none"/>
      <style:text-properties fo:font-size="9.89999961853027pt" style:font-size-asian="9.89999961853027pt" style:font-size-complex="9.89999961853027pt"/>
    </style:style>
    <style:style style:name="P15" style:family="paragraph">
      <loext:graphic-properties draw:fill="none"/>
      <style:text-properties fo:font-size="9.80000019073486pt" style:font-size-asian="9.80000019073486pt" style:font-size-complex="9.80000019073486pt"/>
    </style:style>
    <style:style style:name="P16" style:family="paragraph">
      <loext:graphic-properties draw:fill="none"/>
      <style:text-properties fo:font-size="22pt" style:font-size-asian="22pt" style:font-size-complex="22pt"/>
    </style:style>
    <style:style style:name="P17" style:family="paragraph">
      <loext:graphic-properties draw:fill="none"/>
      <style:text-properties fo:font-size="19pt" style:font-size-asian="19pt" style:font-size-complex="19pt"/>
    </style:style>
    <style:style style:name="P18" style:family="paragraph">
      <loext:graphic-properties draw:fill="none"/>
      <style:text-properties fo:font-size="20pt" style:font-size-asian="20pt" style:font-size-complex="20pt"/>
    </style:style>
    <style:style style:name="P19" style:family="paragraph">
      <loext:graphic-properties draw:fill="none"/>
      <style:text-properties fo:font-size="19.2000007629395pt" style:font-size-asian="19.2000007629395pt" style:font-size-complex="19.2000007629395pt"/>
    </style:style>
    <style:style style:name="P20" style:family="paragraph">
      <loext:graphic-properties draw:fill="none"/>
      <style:text-properties fo:font-size="14.1000003814697pt" style:font-size-asian="14.1000003814697pt" style:font-size-complex="14.1000003814697pt"/>
    </style:style>
    <style:style style:name="P21" style:family="paragraph">
      <loext:graphic-properties draw:fill="none"/>
      <style:paragraph-properties fo:text-align="start" style:writing-mode="lr-tb"/>
      <style:text-properties fo:font-size="16pt" style:font-size-asian="16pt" style:font-size-complex="16pt"/>
    </style:style>
    <style:style style:name="P22" style:family="paragraph">
      <loext:graphic-properties draw:fill="solid" draw:fill-color="#1836b2"/>
    </style:style>
    <style:style style:name="P23" style:family="paragraph">
      <loext:graphic-properties draw:fill="none"/>
    </style:style>
    <style:style style:name="P24" style:family="paragraph">
      <loext:graphic-properties draw:fill="solid" draw:fill-color="#86c7ed"/>
    </style:style>
    <style:style style:name="P25" style:family="paragraph">
      <loext:graphic-properties draw:fill="solid" draw:fill-color="#a066cb"/>
    </style:style>
    <style:style style:name="P26" style:family="paragraph">
      <loext:graphic-properties draw:fill="none"/>
      <style:text-properties fo:font-size="32pt" style:font-size-asian="32pt" style:font-size-complex="32pt"/>
    </style:style>
    <style:style style:name="P27" style:family="paragraph">
      <loext:graphic-properties draw:fill="none"/>
      <style:text-properties fo:font-size="11.6000003814697pt" style:font-size-asian="11.6000003814697pt" style:font-size-complex="11.6000003814697pt"/>
    </style:style>
    <style:style style:name="P28" style:family="paragraph">
      <loext:graphic-properties draw:fill="none"/>
      <style:text-properties fo:font-size="14pt" style:font-size-asian="14pt" style:font-size-complex="14pt"/>
    </style:style>
    <style:style style:name="T1" style:family="text">
      <style:text-properties fo:color="#454d40" style:font-name="Montserratular" fo:font-size="33pt" style:font-size-asian="33pt" style:font-name-complex="Montserratular" style:font-size-complex="33pt"/>
    </style:style>
    <style:style style:name="T2" style:family="text">
      <style:text-properties fo:color="#454d40" style:font-name="TeXGyreTermesular" fo:font-size="26.6000003814697pt" style:font-size-asian="26.6000003814697pt" style:font-name-complex="TeXGyreTermesular" style:font-size-complex="26.6000003814697pt"/>
    </style:style>
    <style:style style:name="T3" style:family="text">
      <style:text-properties fo:color="#a66c98" style:font-name="Inter" fo:font-size="12.5pt" fo:font-weight="bold" style:font-size-asian="12.5pt" style:font-name-complex="Inter" style:font-size-complex="12.5pt" style:font-weight-complex="bold"/>
    </style:style>
    <style:style style:name="T4" style:family="text">
      <style:text-properties fo:color="#03989e" style:font-name="Inter" fo:font-size="13pt" fo:font-weight="bold" style:font-size-asian="13pt" style:font-name-complex="Inter" style:font-size-complex="13pt" style:font-weight-complex="bold"/>
    </style:style>
    <style:style style:name="T5" style:family="text">
      <style:text-properties fo:color="#6d597a" style:font-name="Inter" fo:font-size="13pt" fo:font-weight="bold" style:font-size-asian="13pt" style:font-name-complex="Inter" style:font-size-complex="13pt" style:font-weight-complex="bold"/>
    </style:style>
    <style:style style:name="T6" style:family="text">
      <style:text-properties fo:color="#a66c98" style:font-name="Inter" fo:font-size="13pt" fo:font-weight="bold" style:font-size-asian="13pt" style:font-name-complex="Inter" style:font-size-complex="13pt" style:font-weight-complex="bold"/>
    </style:style>
    <style:style style:name="T7" style:family="text">
      <style:text-properties fo:color="#a66c98" style:font-name="Inter" fo:font-size="30pt" fo:font-weight="bold" style:font-size-asian="30pt" style:font-name-complex="Inter" style:font-size-complex="30pt" style:font-weight-complex="bold"/>
    </style:style>
    <style:style style:name="T8" style:family="text">
      <style:text-properties fo:color="#03989e" style:font-name="Inter" fo:font-size="30pt" fo:font-weight="bold" style:font-size-asian="30pt" style:font-name-complex="Inter" style:font-size-complex="30pt" style:font-weight-complex="bold"/>
    </style:style>
    <style:style style:name="T9" style:family="text">
      <style:text-properties fo:color="#6d597a" style:font-name="Inter" fo:font-size="30pt" fo:font-weight="bold" style:font-size-asian="30pt" style:font-name-complex="Inter" style:font-size-complex="30pt" style:font-weight-complex="bold"/>
    </style:style>
    <style:style style:name="T10" style:family="text">
      <style:text-properties fo:color="#969696" style:font-name="Interular" fo:font-size="10pt" style:font-size-asian="10pt" style:font-name-complex="Interular" style:font-size-complex="10pt"/>
    </style:style>
    <style:style style:name="T11" style:family="text">
      <style:text-properties fo:color="#969696" style:font-name="Interular" fo:font-size="9.89999961853027pt" style:font-size-asian="9.89999961853027pt" style:font-name-complex="Interular" style:font-size-complex="9.89999961853027pt"/>
    </style:style>
    <style:style style:name="T12" style:family="text">
      <style:text-properties fo:color="#969696" style:font-name="Interular" fo:font-size="9.80000019073486pt" style:font-size-asian="9.80000019073486pt" style:font-name-complex="Interular" style:font-size-complex="9.80000019073486pt"/>
    </style:style>
    <style:style style:name="T13" style:family="text">
      <style:text-properties fo:color="#000000" style:font-name="CanvaSansular" fo:font-size="22pt" fo:font-style="italic" style:font-size-asian="22pt" style:font-name-complex="CanvaSansular" style:font-size-complex="22pt" style:font-style-complex="italic"/>
    </style:style>
    <style:style style:name="T14" style:family="text">
      <style:text-properties fo:color="#000000" style:font-name="CanvaSansular" fo:font-size="19pt" fo:font-style="italic" style:font-size-asian="19pt" style:font-name-complex="CanvaSansular" style:font-size-complex="19pt" style:font-style-complex="italic"/>
    </style:style>
    <style:style style:name="T15" style:family="text">
      <style:text-properties fo:color="#000000" style:font-name="CanvaSansular" fo:font-size="20pt" fo:font-style="italic" style:font-size-asian="20pt" style:font-name-complex="CanvaSansular" style:font-size-complex="20pt" style:font-style-complex="italic"/>
    </style:style>
    <style:style style:name="T16" style:family="text">
      <style:text-properties fo:color="#000000" style:font-name="CanvaSansular" fo:font-size="19.2000007629395pt" fo:font-style="italic" style:font-size-asian="19.2000007629395pt" style:font-name-complex="CanvaSansular" style:font-size-complex="19.2000007629395pt" style:font-style-complex="italic"/>
    </style:style>
    <style:style style:name="T17" style:family="text">
      <style:text-properties fo:color="#000000" style:font-name="CanvaSansular" fo:font-size="14.1000003814697pt" fo:font-style="italic" style:font-size-asian="14.1000003814697pt" style:font-name-complex="CanvaSansular" style:font-size-complex="14.1000003814697pt" style:font-style-complex="italic"/>
    </style:style>
    <style:style style:name="T18" style:family="text">
      <style:text-properties fo:color="#000000" style:font-name="CanvaSansular" fo:font-size="18pt" style:font-size-asian="18pt" style:font-name-complex="CanvaSansular" style:font-size-complex="18pt"/>
    </style:style>
    <style:style style:name="T19" style:family="text">
      <style:text-properties fo:color="#000000" style:font-name="FiraSans" fo:font-size="32pt" fo:font-weight="bold" style:font-size-asian="32pt" style:font-name-complex="FiraSans" style:font-size-complex="32pt" style:font-weight-complex="bold"/>
    </style:style>
    <style:style style:name="T20" style:family="text">
      <style:text-properties fo:color="#000000" style:font-name="FiraSansMedium" fo:font-size="13pt" style:font-size-asian="13pt" style:font-name-complex="FiraSansMedium" style:font-size-complex="13pt"/>
    </style:style>
    <style:style style:name="T21" style:family="text">
      <style:text-properties fo:color="#000000" style:font-name="FiraSansMedium" fo:font-size="10pt" style:font-size-asian="10pt" style:font-name-complex="FiraSansMedium" style:font-size-complex="10pt"/>
    </style:style>
    <style:style style:name="T22" style:family="text">
      <style:text-properties fo:color="#000000" style:font-name="FiraSansMedium" fo:font-size="11.6000003814697pt" style:font-size-asian="11.6000003814697pt" style:font-name-complex="FiraSansMedium" style:font-size-complex="11.6000003814697pt"/>
    </style:style>
    <style:style style:name="T23" style:family="text">
      <style:text-properties fo:color="#1836b2" style:font-name="FiraSansMedium" fo:font-size="14pt" style:font-size-asian="14pt" style:font-name-complex="FiraSansMedium" style:font-size-complex="14pt"/>
    </style:style>
    <style:style style:name="T24" style:family="text">
      <style:text-properties fo:color="#a066cb" style:font-name="FiraSansMedium" fo:font-size="14pt" style:font-size-asian="14pt" style:font-name-complex="FiraSansMedium"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7.093cm" svg:height="40.904cm" svg:x="0cm" svg:y="0cm" svg:viewBox="0 0 27094 40905" draw:points="0,0 27094,0 27094,40905 0,40905">
          <text:p/>
        </draw:polygon>
        <draw:polygon draw:style-name="gr1" draw:text-style-name="P1" draw:layer="layout" svg:width="27.093cm" svg:height="20.319cm" svg:x="0cm" svg:y="0cm" svg:viewBox="0 0 27094 20320" draw:points="0,0 27094,0 27094,20320 0,20320">
          <text:p/>
        </draw:polygon>
        <draw:polygon draw:style-name="gr2" draw:text-style-name="P2" draw:layer="layout" svg:width="27.093cm" svg:height="20.319cm" svg:x="0cm" svg:y="0cm" svg:viewBox="0 0 27094 20320" draw:points="0,0 27094,0 27094,20320 0,20320">
          <text:p/>
        </draw:polygon>
        <draw:polygon draw:style-name="gr3" draw:text-style-name="P3" draw:layer="layout" svg:width="4.181cm" svg:height="4.841cm" svg:x="1.854cm" svg:y="12.386cm" svg:viewBox="0 0 4182 4842" draw:points="4182,3631 4182,1210 2092,0 0,1210 0,3631 2092,4842">
          <text:p/>
        </draw:polygon>
        <draw:polygon draw:style-name="gr4" draw:text-style-name="P4" draw:layer="layout" svg:width="4.18cm" svg:height="4.841cm" svg:x="6.611cm" svg:y="13.818cm" svg:viewBox="0 0 4181 4842" draw:points="4181,3632 4181,1210 2090,0 0,1210 0,3632 2090,4842">
          <text:p/>
        </draw:polygon>
        <draw:polygon draw:style-name="gr5" draw:text-style-name="P5" draw:layer="layout" svg:width="4.181cm" svg:height="4.841cm" svg:x="11.367cm" svg:y="12.386cm" svg:viewBox="0 0 4182 4842" draw:points="4182,3631 4182,1210 2091,0 0,1210 0,3631 2091,4842">
          <text:p/>
        </draw:polygon>
        <draw:polygon draw:style-name="gr3" draw:text-style-name="P3" draw:layer="layout" svg:width="4.18cm" svg:height="4.841cm" svg:x="16.124cm" svg:y="13.818cm" svg:viewBox="0 0 4181 4842" draw:points="4181,3632 4181,1210 2090,0 0,1210 0,3632 2090,4842">
          <text:p/>
        </draw:polygon>
        <draw:polygon draw:style-name="gr4" draw:text-style-name="P4" draw:layer="layout" svg:width="4.181cm" svg:height="4.841cm" svg:x="20.88cm" svg:y="12.386cm" svg:viewBox="0 0 4182 4842" draw:points="4182,3631 4182,1210 2091,0 0,1210 0,3631 2091,4842">
          <text:p/>
        </draw:polygon>
        <draw:polygon draw:style-name="gr1" draw:text-style-name="P1" draw:layer="layout" svg:width="4.577cm" svg:height="7.594cm" svg:x="1.654cm" svg:y="8.874cm" svg:viewBox="0 0 4578 7595" draw:points="0,1316 0,6276 2289,7595 4578,6276 4578,1316 2289,0">
          <text:p/>
        </draw:polygon>
        <draw:polygon draw:style-name="gr1" draw:text-style-name="P1" draw:layer="layout" svg:width="4.577cm" svg:height="7.594cm" svg:x="6.41cm" svg:y="10.306cm" svg:viewBox="0 0 4578 7595" draw:points="0,1317 0,6276 2290,7595 4578,6276 4578,1317 2290,0">
          <text:p/>
        </draw:polygon>
        <draw:polygon draw:style-name="gr1" draw:text-style-name="P1" draw:layer="layout" svg:width="4.577cm" svg:height="7.594cm" svg:x="11.167cm" svg:y="8.874cm" svg:viewBox="0 0 4578 7595" draw:points="0,1316 0,6276 2289,7595 4578,6276 4578,1316 2289,0">
          <text:p/>
        </draw:polygon>
        <draw:polygon draw:style-name="gr1" draw:text-style-name="P1" draw:layer="layout" svg:width="4.577cm" svg:height="7.594cm" svg:x="15.923cm" svg:y="10.306cm" svg:viewBox="0 0 4578 7595" draw:points="0,1317 0,6276 2290,7595 4578,6276 4578,1317 2290,0">
          <text:p/>
        </draw:polygon>
        <draw:polygon draw:style-name="gr1" draw:text-style-name="P1" draw:layer="layout" svg:width="4.577cm" svg:height="7.594cm" svg:x="20.68cm" svg:y="8.874cm" svg:viewBox="0 0 4578 7595" draw:points="0,1316 0,6276 2288,7595 4578,6276 4578,1316 2288,0">
          <text:p/>
        </draw:polygon>
        <draw:path draw:style-name="gr1" draw:text-style-name="P1" draw:layer="layout" svg:width="3.625cm" svg:height="3.625cm" svg:x="2.421cm" svg:y="9.542cm" svg:viewBox="0 0 3626 3626" svg:d="M3390 3626h-3154c-130 0-236-106-236-235v-3155c0-130 106-236 236-236h3154c130 0 236 106 236 236v3155c0 129-106 235-236 235z">
          <text:p/>
        </draw:path>
        <draw:path draw:style-name="gr1" draw:text-style-name="P1" draw:layer="layout" svg:width="4.577cm" svg:height="4.578cm" svg:x="6.41cm" svg:y="10.306cm" svg:viewBox="0 0 4578 4579" svg:d="M4281 4579h-3983c-164 0-298-134-298-298v-3983c0-164 134-298 298-298h3983c164 0 297 134 297 298v3983c0 164-133 298-297 298z">
          <text:p/>
        </draw:path>
        <draw:path draw:style-name="gr1" draw:text-style-name="P1" draw:layer="layout" svg:width="4.577cm" svg:height="4.577cm" svg:x="11.167cm" svg:y="8.874cm" svg:viewBox="0 0 4578 4578" svg:d="M4280 4578h-3982c-165 0-298-133-298-297v-3983c0-164 133-298 298-298h3982c164 0 298 134 298 298v3983c0 164-134 297-298 297z">
          <text:p/>
        </draw:path>
        <draw:path draw:style-name="gr1" draw:text-style-name="P1" draw:layer="layout" svg:width="4.577cm" svg:height="4.578cm" svg:x="15.923cm" svg:y="10.306cm" svg:viewBox="0 0 4578 4579" svg:d="M4281 4579h-3982c-164 0-299-134-299-298v-3983c0-164 135-298 299-298h3982c164 0 297 134 297 298v3983c0 164-133 298-297 298z">
          <text:p/>
        </draw:path>
        <draw:path draw:style-name="gr1" draw:text-style-name="P1" draw:layer="layout" svg:width="4.577cm" svg:height="4.577cm" svg:x="20.68cm" svg:y="8.874cm" svg:viewBox="0 0 4578 4578" svg:d="M4279 4578h-3982c-164 0-297-133-297-297v-3983c0-164 133-298 297-298h3982c164 0 299 134 299 298v3983c0 164-135 297-299 297z">
          <text:p/>
        </draw:path>
        <draw:path draw:style-name="gr2" draw:text-style-name="P2" draw:layer="layout" svg:width="2.547cm" svg:height="2.547cm" svg:x="2.665cm" svg:y="7.154cm" svg:viewBox="0 0 2548 2548" svg:d="M2548 1273c0 42-2 83-6 125-4 41-10 83-18 124-9 41-19 81-31 121s-26 79-42 118-34 77-53 113c-20 37-41 73-65 108-23 34-48 68-74 100s-54 63-84 93c-29 29-60 57-93 83-32 27-65 52-100 75s-70 45-107 64c-37 20-75 38-113 54-39 16-78 30-118 42s-80 22-121 30-82 14-124 18c-41 4-83 7-124 7-42 0-84-3-126-7s-83-10-124-18-81-18-121-30-79-26-118-42c-38-16-76-34-113-54-36-19-72-41-107-64-34-23-68-48-100-75-32-26-63-54-93-83-29-30-57-61-84-93-26-32-51-66-74-100-23-35-45-71-64-108-20-36-38-74-54-113s-30-78-42-118-22-80-30-121-14-83-19-124c-4-42-6-83-6-125s2-83 6-125c5-41 11-82 19-123s18-82 30-121c12-40 26-80 42-118 16-39 34-76 54-113 19-37 41-73 64-107 23-35 48-68 74-101 27-32 55-63 84-92 30-30 61-58 93-84 32-27 66-51 100-75 35-23 71-44 107-64 37-19 75-37 113-53 39-16 78-30 118-42s80-23 121-31 82-14 124-18 84-6 126-6c41 0 83 2 124 6 42 4 83 10 124 18s81 19 121 31 79 26 118 42c38 16 76 34 113 53 37 20 72 41 107 64 35 24 68 48 100 75 33 26 64 54 93 84 30 29 58 60 84 92 26 33 51 66 74 101 24 34 45 70 65 107 19 37 37 74 53 113 16 38 30 78 42 118 12 39 22 80 31 121 8 41 14 82 18 123 4 42 6 83 6 125h-178c0-36-2-71-6-107-3-36-8-71-15-106-7-36-16-70-26-105-11-34-23-68-37-101-13-33-29-65-46-97-16-32-35-62-55-92s-41-59-64-87c-23-27-47-54-72-79-25-26-52-50-80-72-27-23-56-44-86-64s-60-39-92-56c-32-16-64-32-97-46-33-13-67-25-101-36-35-10-70-19-105-26s-70-12-106-16c-36-3-71-5-107-5s-72 2-108 5c-36 4-72 9-107 16s-70 16-104 26c-35 11-68 23-101 36-34 14-66 30-98 46-31 17-62 36-92 56s-58 41-86 64c-28 22-54 46-80 72-25 25-49 52-72 79-23 28-44 57-64 87s-38 60-55 92-32 64-46 97-26 67-36 101c-11 35-19 69-26 105-7 35-13 70-16 106-4 36-5 71-5 107s1 72 5 108c3 35 9 71 16 106s15 70 26 104c10 34 22 68 36 101s29 67 46 98c17 32 35 63 55 93 20 29 41 58 64 86s47 54 72 80c26 25 52 49 80 72 28 22 56 44 86 64s61 38 92 55c32 17 64 32 98 46 33 14 66 26 101 36 34 11 69 19 104 26s71 12 107 16c36 3 72 5 108 5s71-2 107-5c36-4 71-9 106-16s70-15 105-26c34-10 68-22 101-36s65-29 97-46 62-35 92-55 59-42 86-64c28-23 55-47 80-72 25-26 49-52 72-80s44-57 64-86c20-30 39-61 55-93 17-31 33-65 46-98 14-33 26-67 37-101 10-34 19-69 26-104s12-71 15-106c4-36 6-72 6-108z">
          <text:p/>
        </draw:path>
        <draw:path draw:style-name="gr3" draw:text-style-name="P3" draw:layer="layout" svg:width="2.54cm" svg:height="1.274cm" svg:x="2.669cm" svg:y="8.427cm" svg:viewBox="0 0 2541 1275" svg:d="M2540 96c-3 40-7 79-14 118s-15 78-26 116c-10 39-22 76-36 114-14 37-29 73-46 109-18 36-36 71-57 105-20 34-42 67-66 99s-49 62-75 92c-27 30-54 58-83 85-30 27-60 52-91 77-32 24-64 46-98 67-34 22-68 41-104 60-35 18-71 34-108 49-37 14-75 27-113 38s-77 20-116 27c-39 8-78 13-117 17-40 4-80 6-119 6-40 0-80-2-119-6-41-4-80-9-119-17-39-7-78-16-116-27s-75-24-112-38c-37-15-74-31-109-49-35-19-70-38-104-60-33-21-66-43-97-67-32-25-62-50-91-77s-57-55-84-85c-26-30-51-60-75-92-23-32-45-65-66-99-20-34-39-69-56-105-18-36-33-72-47-109-14-38-26-75-36-114-10-38-19-77-26-116-6-39-11-78-14-118-1-12 0-23 4-35 4-11 10-21 17-30 8-9 17-16 28-21 10-6 21-9 33-10s23 1 35 5c11 3 21 9 30 17 9 7 16 17 21 27 6 11 9 22 10 34 2 34 6 68 12 101 6 34 13 67 22 100s19 66 31 98 25 63 40 94c15 30 31 60 49 90 18 29 37 57 57 85 20 27 42 54 64 79 23 26 47 50 72 73s51 45 78 66 55 40 84 59c29 18 59 34 89 50 31 15 62 29 94 42 32 12 64 23 97 32 32 10 66 18 99 24 34 7 67 11 102 14 34 4 69 5 103 5s68-1 102-5c34-3 68-7 101-14 34-6 67-14 100-24 33-9 65-20 97-32 31-13 63-27 93-42 30-16 60-32 89-50 29-19 57-38 84-59s53-43 78-66 49-47 72-73c23-25 44-52 65-79 20-28 39-56 56-85 18-30 34-60 49-90 15-31 28-62 40-94s22-65 31-98 16-66 22-100c6-33 10-67 13-101 1-12 4-23 9-34 5-10 12-20 21-27 9-8 19-14 31-17 11-4 22-5 34-5 12 1 23 4 34 10 10 5 19 12 27 21s14 19 17 31c4 11 5 22 4 34z">
          <text:p/>
        </draw:path>
        <draw:path draw:style-name="gr2" draw:text-style-name="P2" draw:layer="layout" svg:width="2.547cm" svg:height="2.547cm" svg:x="7.422cm" svg:y="8.586cm" svg:viewBox="0 0 2548 2548" svg:d="M2548 1274c0 42-3 84-7 125-4 42-10 83-18 124s-18 81-30 121-26 79-42 118c-16 38-34 76-54 113-19 36-41 72-64 107-23 34-48 68-75 100-26 32-54 63-83 93-30 29-61 57-93 84-32 26-66 51-100 74-35 23-71 45-108 64-36 20-74 38-113 54-38 16-77 30-117 42s-80 22-121 30c-42 8-83 14-125 18-42 5-83 7-125 7s-83-2-125-7c-41-4-82-10-123-18s-82-18-121-30c-40-12-80-26-118-42-39-16-76-34-113-54-37-19-73-41-107-64-35-23-68-48-101-74-32-27-63-55-92-84-30-30-58-61-84-93-27-32-51-66-75-100-23-35-44-71-64-107-19-37-37-75-53-113-16-39-30-78-42-118s-23-80-31-121-14-82-18-124c-4-41-6-83-6-125 0-41 2-83 6-125 4-41 10-82 18-123s19-81 31-121 26-79 42-118 34-76 53-113c20-37 41-72 64-107 24-35 48-68 75-101 26-32 54-63 84-92 29-30 60-59 92-85 33-26 66-51 101-74 34-24 70-45 107-65 37-19 74-37 113-53 38-16 78-30 118-42 39-12 80-22 121-31 41-8 82-14 123-18 42-4 83-6 125-6s83 2 125 6 83 10 125 18c41 9 81 19 121 31s79 26 117 42c39 16 77 34 113 53 37 20 73 41 108 65 34 23 68 48 100 74s63 55 93 85c29 29 57 60 83 92 27 33 52 66 75 101s45 70 64 107c20 37 38 74 54 113s30 78 42 118 22 80 30 121 14 82 18 123c4 42 7 84 7 125h-179c0-36-1-71-5-107s-9-71-16-106c-7-36-15-70-26-105-10-34-22-68-36-101s-29-65-46-97-35-62-55-92-42-59-64-86c-23-28-47-55-72-80-26-25-52-49-80-72s-57-44-86-64c-30-20-61-40-93-56-31-17-64-33-97-46-33-14-67-26-101-37-34-10-69-19-105-26-35-7-71-12-106-16-36-3-72-5-108-5s-71 2-107 5c-36 4-71 9-106 16-36 7-70 16-105 26-34 11-68 23-101 37-33 13-65 29-97 46-32 16-62 36-92 56s-59 41-87 64c-27 23-54 47-79 72s-50 52-72 80c-23 27-44 56-64 86s-39 60-56 92c-16 32-32 64-46 97-13 33-25 67-36 101-10 35-19 69-26 105-7 35-12 70-16 106-3 36-5 71-5 107s2 72 5 108c4 35 9 71 16 106s16 70 26 104c11 34 23 68 36 101 14 33 30 66 46 97 17 32 36 63 56 93 20 29 41 58 64 86 22 28 47 54 72 80 25 25 52 49 79 72 28 23 57 44 87 64s60 38 92 55 64 32 97 46 67 26 101 36c35 11 69 19 105 26 35 7 70 13 106 16 36 4 71 5 107 5s72-1 108-5c35-3 71-9 106-16 36-7 71-15 105-26 34-10 68-22 101-36s66-29 97-46c32-17 63-35 93-55 29-20 58-41 86-64s54-47 80-72c25-26 49-52 72-80 22-28 44-57 64-86 20-30 38-61 55-93 17-31 32-64 46-97s26-67 36-101c11-34 19-69 26-104s12-71 16-106c4-36 5-72 5-108z">
          <text:p/>
        </draw:path>
        <draw:path draw:style-name="gr4" draw:text-style-name="P4" draw:layer="layout" svg:width="2.54cm" svg:height="1.274cm" svg:x="7.425cm" svg:y="9.859cm" svg:viewBox="0 0 2541 1275" svg:d="M2541 96c-3 40-8 79-15 118-6 39-15 78-25 116-10 39-22 77-36 114s-30 73-47 109-36 71-56 105c-21 34-43 67-67 99-23 32-48 62-75 92-26 30-54 58-83 85s-59 53-91 78c-31 24-64 46-98 68-33 21-68 40-103 58-36 18-72 34-109 49-37 14-74 27-112 38-39 11-77 20-116 27-39 8-79 13-119 17-39 4-79 6-119 6s-79-2-119-6c-39-4-78-9-117-17-39-7-78-16-116-27s-76-24-113-38c-37-15-73-31-108-49-36-18-70-37-104-58-34-22-66-44-98-68-31-25-62-51-91-78s-57-55-83-85-51-60-75-92-46-65-66-99c-21-34-40-69-57-105s-33-72-46-109c-14-37-26-75-37-114-10-38-18-77-25-116s-12-78-15-118c0-12 1-23 5-34 3-12 9-22 17-31 7-9 17-16 27-21 11-6 22-9 34-10 11 0 23 1 34 5 11 3 22 9 30 17 9 7 17 17 22 27 5 11 8 22 9 34 3 34 7 68 13 101 5 34 13 67 22 100 8 33 19 66 31 98s25 63 40 94 31 61 48 90c18 29 37 57 57 85 21 27 42 54 65 79 23 26 47 50 72 73s51 45 78 66 55 40 84 59c29 18 58 36 89 51 30 15 61 29 93 42 32 12 64 23 97 33 33 9 66 17 100 23 33 7 67 11 101 15 34 3 68 4 102 4s68-1 102-4c34-4 68-8 103-15 33-6 66-14 99-23 33-10 65-21 97-33 32-13 63-27 94-42 30-15 60-33 89-51 29-19 57-38 84-59s53-43 78-66 49-47 72-73c22-25 44-52 64-79 20-28 39-56 57-85s34-59 49-90c14-31 28-62 40-94s22-65 31-98 16-66 22-100c5-33 10-67 12-101 1-12 4-23 9-34 6-10 13-19 22-27s19-14 30-17c11-4 23-5 35-4 12 0 23 4 33 9 11 5 20 12 28 21 7 9 13 19 17 31 3 11 5 22 4 34z">
          <text:p/>
        </draw:path>
        <draw:path draw:style-name="gr2" draw:text-style-name="P2" draw:layer="layout" svg:width="2.547cm" svg:height="2.547cm" svg:x="12.178cm" svg:y="7.154cm" svg:viewBox="0 0 2548 2548" svg:d="M2548 1273c0 42-2 83-6 125-4 41-10 83-18 124-9 41-19 81-31 121s-26 79-42 118-34 77-53 113c-20 37-41 73-65 108-23 34-48 68-74 100s-54 63-84 93c-29 29-60 57-93 83-32 27-65 52-100 75s-70 45-107 64c-37 20-75 38-114 54s-78 30-118 42-80 22-121 30-82 14-123 18c-42 4-84 7-125 7-42 0-84-3-125-7-42-4-83-10-124-18s-81-18-121-30-79-26-118-42c-38-16-76-34-113-54-36-19-72-41-107-64-34-23-68-48-100-75-32-26-63-54-93-83-29-30-57-61-84-93-26-32-51-66-74-100-23-35-45-71-64-108-20-36-38-74-54-113s-30-78-42-118-22-80-30-121-14-83-19-124c-4-42-6-83-6-125s2-83 6-125c5-41 11-82 19-123s18-82 30-121c12-40 26-80 42-118 16-39 34-76 54-113 19-37 41-73 64-107 23-35 48-68 74-101 27-32 55-63 84-92 30-30 61-58 93-84 32-27 66-51 100-75 35-23 71-44 107-64 37-19 75-37 113-53 39-16 78-30 118-42s80-23 121-31 82-14 124-18c41-4 83-6 125-6 41 0 83 2 125 6 41 4 82 10 123 18s81 19 121 31 79 26 118 42 77 34 114 53c37 20 72 41 107 64 35 24 68 48 100 75 33 26 64 54 93 84 30 29 58 60 84 92 26 33 51 66 74 101 24 34 45 70 65 107 19 37 37 74 53 113 16 38 30 78 42 118 12 39 22 80 31 121 8 41 14 82 18 123 4 42 6 83 6 125h-178c0-36-2-71-6-107-3-36-8-71-15-106-7-36-16-70-26-105-11-34-23-68-37-101-13-33-29-65-46-97-16-32-35-62-55-92s-41-59-64-87c-23-27-47-54-72-79-25-26-52-50-80-72-27-23-56-44-86-64s-61-39-93-56c-32-16-64-32-97-46-33-13-67-25-101-36-35-10-69-19-105-26-35-7-70-12-106-16-36-3-71-5-107-5s-72 2-108 5c-35 4-71 9-106 16s-70 16-104 26c-35 11-68 23-101 36-34 14-66 30-98 46-31 17-62 36-92 56s-58 41-86 64c-28 22-54 46-80 72-25 25-49 52-72 79-23 28-44 57-64 87s-38 60-55 92-32 64-46 97-26 67-36 101c-11 35-19 69-26 105-7 35-13 70-16 106-4 36-5 71-5 107s1 72 5 108c3 35 9 71 16 106s15 70 26 104c10 34 22 68 36 101s29 67 46 98c17 32 35 63 55 93 20 29 41 58 64 86s47 54 72 80c26 25 52 49 80 72 28 22 56 44 86 64s61 38 92 55c32 17 64 32 98 46 33 14 66 26 101 36 34 11 69 19 104 26s71 12 106 16c36 3 72 5 108 5s71-2 107-5c36-4 71-9 106-16 36-7 70-15 105-26 34-10 68-22 101-36s65-29 97-46 63-35 93-55 59-42 86-64c28-23 55-47 80-72 25-26 49-52 72-80s44-57 64-86c20-30 39-61 55-93 17-31 33-65 46-98 14-33 26-67 37-101 10-34 19-69 26-104s12-71 15-106c4-36 6-72 6-108z">
          <text:p/>
        </draw:path>
        <draw:path draw:style-name="gr5" draw:text-style-name="P5" draw:layer="layout" svg:width="2.54cm" svg:height="1.274cm" svg:x="12.182cm" svg:y="8.427cm" svg:viewBox="0 0 2541 1275" svg:d="M2540 96c-3 40-7 79-14 118s-15 78-26 116c-10 39-22 76-36 114-14 37-29 73-46 109-18 36-36 71-57 105-20 34-42 67-66 99s-49 62-75 92c-27 30-54 58-83 85-30 27-60 52-91 77-32 24-64 46-98 67-34 22-68 41-104 60-35 18-72 34-109 49-37 14-75 27-113 38s-77 20-116 27c-39 8-78 13-117 17-40 4-80 6-119 6-40 0-80-2-119-6-40-4-79-9-118-17-39-7-78-16-116-27s-75-24-112-38c-37-15-74-31-109-49-35-19-70-38-104-60-33-21-66-43-97-67-32-25-62-50-91-77s-57-55-83-85c-27-30-52-60-76-92-23-32-45-65-66-99-20-34-39-69-56-105-18-36-33-72-47-109-14-38-26-75-36-114-10-38-19-77-26-116-6-39-11-78-14-118-1-12 0-23 4-35 4-11 10-21 17-30 8-9 17-16 28-21 10-6 21-9 33-10s23 1 35 5c11 3 21 9 30 17 9 7 16 17 21 27 6 11 9 22 10 34 2 34 6 68 12 101 6 34 13 67 22 100s19 66 31 98 25 63 40 94c15 30 31 60 49 90 18 29 37 57 57 85 20 27 42 54 64 79 23 26 47 50 72 73s51 45 78 66 55 40 84 59c29 18 59 34 89 50 31 15 62 29 94 42 32 12 64 23 97 32 32 10 66 18 99 24 34 7 68 11 101 14 34 4 69 5 103 5s68-1 102-5c34-3 68-7 101-14 34-6 67-14 100-24 33-9 65-20 97-32 31-13 63-27 93-42 32-16 61-32 90-50 29-19 57-38 84-59s53-43 78-66 49-47 72-73c23-25 44-52 65-79 20-28 39-56 56-85 18-30 34-60 49-90 15-31 28-62 40-94s22-65 31-98 16-66 22-100c6-33 10-67 13-101 1-12 4-23 9-34 5-10 12-20 21-27 9-8 19-14 31-17 11-4 22-5 34-5 12 1 23 4 34 10 10 5 19 12 27 21s14 19 17 31c4 11 5 22 4 34z">
          <text:p/>
        </draw:path>
        <draw:path draw:style-name="gr2" draw:text-style-name="P2" draw:layer="layout" svg:width="2.547cm" svg:height="2.547cm" svg:x="16.935cm" svg:y="8.586cm" svg:viewBox="0 0 2548 2548" svg:d="M2548 1274c0 42-3 84-7 125-4 42-10 83-18 124s-18 81-30 121-26 79-42 118c-16 38-34 76-54 113-19 36-41 72-64 107-23 34-48 68-74 100-27 32-55 63-84 93-31 29-62 57-94 84-32 26-66 51-100 74-35 23-71 45-108 64-36 20-74 38-113 54-38 16-77 30-117 42s-80 22-121 30-82 14-124 18c-41 5-83 7-125 7-41 0-83-2-125-7-41-4-82-10-123-18s-82-18-121-30c-40-12-80-26-118-42-39-16-76-34-113-54-37-19-73-41-107-64-35-23-68-48-101-74-32-27-63-55-92-84-30-30-58-61-84-93-27-32-51-66-75-100-23-35-44-71-64-107-19-37-37-75-53-113-16-39-30-78-42-118s-23-80-31-121-14-82-18-124c-4-41-6-83-6-125 0-41 2-83 6-125 4-41 10-82 18-123s19-81 31-121 26-79 42-118 34-76 53-113c20-37 41-72 64-107 24-35 48-68 75-101 26-32 54-63 84-92 29-30 60-59 92-85 33-26 66-51 101-74 34-24 70-45 107-65 37-19 74-37 113-53 38-16 78-30 118-42 39-12 80-22 121-31 41-8 82-14 123-18 42-4 84-6 125-6 42 0 84 2 125 6 42 4 83 10 124 18 41 9 81 19 121 31s79 26 117 42c39 16 77 34 113 53 37 20 73 41 108 65 34 23 68 48 100 74s63 55 94 85c29 29 57 60 84 92 26 33 51 66 74 101s45 70 64 107c20 37 38 74 54 113s30 78 42 118 22 80 30 121 14 82 18 123c4 42 7 84 7 125h-179c0-36-1-71-5-107s-9-71-16-106c-7-36-15-70-26-105-10-34-22-68-36-101s-29-65-46-97-35-62-55-92-43-59-65-86c-23-28-47-55-72-80-26-25-52-49-80-72s-57-44-86-64c-30-20-61-40-93-56-31-17-64-33-97-46-33-14-67-26-101-37-34-10-69-19-104-26s-71-12-106-16c-36-3-72-5-108-5s-71 2-107 5c-36 4-71 9-106 16-36 7-70 16-105 26-34 11-68 23-101 37-33 13-65 29-97 46-32 16-62 36-92 56s-59 41-86 64c-28 23-55 47-80 72s-50 52-72 80c-23 27-44 56-64 86s-39 60-56 92c-16 32-32 64-46 97-13 33-25 67-36 101-10 35-19 69-26 105-7 35-12 70-16 106-3 36-5 71-5 107s2 72 5 108c4 35 9 71 16 106s16 70 26 104c11 34 23 68 36 101 14 33 30 66 46 97 17 32 36 63 56 93 20 29 41 58 64 86 22 28 47 54 72 80 25 25 52 49 80 72 27 23 56 44 86 64s60 38 92 55 64 32 97 46 67 26 101 36c35 11 69 19 105 26 35 7 70 13 106 16 36 4 71 5 107 5s72-1 108-5c35-3 71-9 106-16s70-15 104-26c34-10 68-22 101-36s66-29 97-46c32-17 63-35 93-55 29-20 58-41 86-64s54-47 80-72c25-26 49-52 72-80 22-28 45-57 65-86 20-30 38-61 55-93 17-31 32-64 46-97s26-67 36-101c11-34 19-69 26-104s12-71 16-106c4-36 5-72 5-108z">
          <text:p/>
        </draw:path>
        <draw:path draw:style-name="gr3" draw:text-style-name="P3" draw:layer="layout" svg:width="2.54cm" svg:height="1.274cm" svg:x="16.938cm" svg:y="9.859cm" svg:viewBox="0 0 2541 1275" svg:d="M2541 96c-3 40-8 79-15 118-6 39-15 78-25 116-10 39-22 77-36 114s-30 73-47 109-36 71-56 105c-21 34-43 67-67 99-23 32-48 62-75 92-26 30-54 58-83 85s-60 53-92 78c-31 24-64 46-98 68-33 21-68 40-103 58-36 18-72 34-109 49-37 14-74 27-112 38-39 11-77 20-116 27-39 8-78 13-118 17-39 4-79 6-119 6-39 0-79-2-119-6-39-4-78-9-117-17-39-7-78-16-116-27s-76-24-113-38c-37-15-73-31-108-49-36-18-70-37-104-58-34-22-66-44-98-68-31-25-62-51-91-78s-57-55-83-85-51-60-75-92-46-65-66-99c-21-34-40-69-57-105s-33-72-46-109c-14-37-26-75-37-114-10-38-18-77-25-116s-12-78-15-118c0-12 1-23 5-34 3-12 9-22 17-31 7-9 17-16 27-21 11-6 22-9 34-10 11 0 23 1 34 5 11 3 22 9 30 17 9 7 17 17 22 27 5 11 8 22 9 34 3 34 7 68 13 101 5 34 13 67 22 100 8 33 19 66 31 98s25 63 40 94 31 61 48 90c18 29 37 57 57 85 21 27 42 54 65 79 23 26 47 50 72 73s51 45 78 66 55 40 84 59c29 18 58 36 89 51 30 15 61 29 93 42 32 12 64 23 97 33 33 9 66 17 100 23 33 7 67 11 101 15 34 3 68 4 102 4s68-1 102-4c34-4 68-8 102-15 33-6 66-14 99-23 33-10 65-21 97-33 32-13 63-27 94-42 30-15 60-33 89-51 29-19 57-38 84-59s53-43 78-66 49-47 72-73c23-25 45-52 65-79 20-28 39-56 57-85s34-59 49-90c14-31 28-62 40-94s22-65 31-98 16-66 22-100c5-33 10-67 12-101 1-12 4-23 10-34 5-10 12-19 21-27s19-14 30-17c11-4 23-5 35-4 12 0 23 4 33 9 11 5 20 12 28 21 7 9 13 19 17 31 3 11 5 22 4 34z">
          <text:p/>
        </draw:path>
        <draw:path draw:style-name="gr2" draw:text-style-name="P2" draw:layer="layout" svg:width="2.547cm" svg:height="2.547cm" svg:x="21.691cm" svg:y="7.154cm" svg:viewBox="0 0 2548 2548" svg:d="M2548 1273c0 42-2 83-6 125-4 41-10 83-18 124-9 41-19 81-32 121-12 40-26 79-42 118s-34 77-53 113c-20 37-41 73-65 108-23 34-48 68-74 100s-54 63-84 93c-29 29-60 57-92 83-33 27-66 52-101 75s-70 45-107 64c-37 20-74 38-113 54s-78 30-118 42-80 22-121 30-82 14-123 18c-42 4-84 7-125 7-42 0-84-3-125-7-42-4-83-10-124-18s-81-18-121-30-79-26-118-42c-38-16-76-34-113-54-36-19-72-41-107-64-34-23-68-48-100-75-32-26-63-54-93-83-29-30-57-61-84-93-26-32-51-66-74-100-23-35-45-71-64-108-20-36-38-74-54-113s-30-78-42-118-22-80-30-121-14-83-18-124c-5-42-7-83-7-125s2-83 7-125c4-41 10-82 18-123s18-82 30-121c12-40 26-80 42-118 16-39 34-76 54-113 19-37 41-73 64-107 23-35 48-68 74-101 27-32 55-63 84-92 30-30 61-58 93-84 32-27 66-51 100-75 35-23 71-44 107-64 37-19 75-37 113-53 39-16 78-30 118-42s80-23 121-31 82-14 124-18c41-4 83-6 125-6 41 0 83 2 125 6 41 4 82 10 123 18s81 19 121 31 79 26 118 42 76 34 113 53c37 20 72 41 107 64 35 24 68 48 101 75 32 26 63 54 92 84 30 29 58 60 84 92 26 33 51 66 74 101 24 34 45 70 65 107 19 37 37 74 53 113 16 38 30 78 42 118 13 39 23 80 32 121 8 41 14 82 18 123 4 42 6 83 6 125h-179c0-36-2-71-5-107-4-36-9-71-16-106-7-36-16-70-26-105-11-34-23-68-37-101-13-33-29-65-46-97-16-32-35-62-55-92s-41-59-64-87c-23-27-47-54-72-79-25-26-52-50-80-72-27-23-56-44-86-64s-60-39-92-56c-32-16-64-32-97-46-33-13-67-25-101-36-35-10-69-19-105-26-35-7-70-12-106-16-36-3-71-5-107-5s-72 2-108 5c-35 4-71 9-106 16s-70 16-104 26c-34 11-68 23-101 36-33 14-66 30-97 46-32 17-63 36-93 56-29 20-58 41-86 64-28 22-54 46-80 72-25 25-49 52-72 79-23 28-44 57-64 87s-38 60-55 92-32 64-46 97-26 67-36 101c-11 35-19 69-26 105-7 35-13 70-16 106-4 36-5 71-5 107s1 72 5 108c3 35 9 71 16 106s15 70 26 104c10 34 22 68 36 101s29 67 46 98c17 32 35 63 55 93 20 29 41 58 64 86s47 54 72 80c26 25 52 49 80 72 28 22 57 44 86 64 30 20 61 38 93 55 31 17 64 32 97 46s67 26 101 36c34 11 69 19 104 26s71 12 106 16c36 3 72 5 108 5s71-2 107-5c36-4 71-9 106-16 36-7 70-15 105-26 34-10 68-22 101-36s65-29 97-46 62-35 92-55 59-42 86-64c28-23 55-47 80-72 25-26 49-52 72-80s44-57 64-86c20-30 39-61 55-93 17-31 33-65 46-98 14-33 26-67 37-101 10-34 19-69 26-104s12-71 16-106c3-36 5-72 5-108z">
          <text:p/>
        </draw:path>
        <draw:path draw:style-name="gr4" draw:text-style-name="P4" draw:layer="layout" svg:width="2.54cm" svg:height="1.274cm" svg:x="21.695cm" svg:y="8.427cm" svg:viewBox="0 0 2541 1275" svg:d="M2540 96c-3 40-7 79-14 118s-15 78-25 116c-11 39-23 76-37 114-14 37-29 73-47 109s-36 71-57 105c-20 34-42 67-66 99s-49 62-75 92c-27 30-54 58-83 85-30 27-60 52-91 77-32 24-64 46-98 67-34 22-68 41-104 60-35 18-71 34-108 49-37 14-75 27-113 38s-77 20-116 27c-39 8-78 13-117 17-40 4-80 6-119 6-40 0-80-2-119-6-40-4-79-9-118-17-39-7-78-16-116-27s-75-24-112-38c-37-15-73-31-109-49-35-19-70-38-104-60-33-21-66-43-97-67-32-25-62-50-91-77s-57-55-83-85c-27-30-52-60-76-92-23-32-45-65-66-99-20-34-39-69-56-105-18-36-33-72-47-109-14-38-26-75-36-114-10-38-19-77-26-116-6-39-11-78-14-118-1-12 0-23 4-35 4-11 10-21 17-30 8-9 17-16 28-21 10-6 21-9 33-10s23 1 35 5c11 3 21 9 30 17 9 7 16 17 21 27 6 11 9 22 10 34 2 34 6 68 12 101 6 34 13 67 22 100s19 66 31 98 25 63 40 94c15 30 31 60 49 90 18 29 37 57 57 85 20 27 42 54 64 79 23 26 47 50 72 73s51 45 78 66 55 40 84 59c29 18 59 34 89 50 31 15 62 29 94 42 32 12 64 23 97 32 32 10 66 18 99 24 34 7 68 11 102 14 34 4 68 5 102 5s68-1 102-5c34-3 68-7 101-14 34-6 67-14 100-24 33-9 65-20 97-32 31-13 63-27 93-42 31-16 60-32 89-50 29-19 57-38 84-59s53-43 78-66 49-47 72-73c23-25 44-52 65-79 20-28 39-56 56-85 18-30 34-60 49-90 15-31 28-62 40-94s22-65 31-98 16-66 22-100c6-33 10-67 13-101 1-12 4-23 9-34 5-10 12-20 21-27 9-8 20-14 31-17 12-4 23-5 35-5 12 1 23 4 34 10 10 5 19 12 27 21s14 19 17 31c4 11 5 22 4 34z">
          <text:p/>
        </draw:path>
        <draw:path draw:style-name="gr2" draw:text-style-name="P2" draw:layer="layout" svg:width="2.19cm" svg:height="2.19cm" svg:x="2.844cm" svg:y="7.332cm" svg:viewBox="0 0 2191 2191" svg:d="M1096 0c-607 0-1096 490-1096 1096 0 607 489 1095 1096 1095 601 0 1095-488 1095-1095 0-606-494-1096-1095-1096zM1096 2023c-511 0-928-416-928-927s417-927 928-927 926 416 926 927-415 927-926 927z">
          <text:p/>
        </draw:path>
        <draw:path draw:style-name="gr3" draw:text-style-name="P3" draw:layer="layout" svg:width="1.853cm" svg:height="1.853cm" svg:x="3.012cm" svg:y="7.501cm" svg:viewBox="0 0 1854 1854" svg:d="M927 0c-511 0-927 415-927 927 0 511 416 927 927 927s927-416 927-927c0-512-416-927-927-927z">
          <text:p/>
        </draw:path>
        <draw:path draw:style-name="gr2" draw:text-style-name="P2" draw:layer="layout" svg:width="2.19cm" svg:height="2.19cm" svg:x="7.6cm" svg:y="8.764cm" svg:viewBox="0 0 2191 2191" svg:d="M1096 0c-606 0-1096 489-1096 1096s490 1095 1096 1095c601 0 1095-488 1095-1095s-494-1096-1095-1096zM1096 2023c-511 0-926-416-926-927 0-512 415-927 926-927s927 415 927 927c0 511-416 927-927 927z">
          <text:p/>
        </draw:path>
        <draw:path draw:style-name="gr4" draw:text-style-name="P4" draw:layer="layout" svg:width="1.853cm" svg:height="1.853cm" svg:x="7.769cm" svg:y="8.933cm" svg:viewBox="0 0 1854 1854" svg:d="M927 0c-512 0-927 415-927 926 0 512 415 928 927 928 511 0 927-416 927-928 0-511-416-926-927-926z">
          <text:p/>
        </draw:path>
        <draw:path draw:style-name="gr2" draw:text-style-name="P2" draw:layer="layout" svg:width="2.19cm" svg:height="2.19cm" svg:x="12.357cm" svg:y="7.332cm" svg:viewBox="0 0 2191 2191" svg:d="M1095 0c-607 0-1095 490-1095 1096 0 607 488 1095 1095 1095 601 0 1096-488 1096-1095 0-606-495-1096-1096-1096zM1095 2023c-511 0-927-416-927-927s416-927 927-927 927 416 927 927-416 927-927 927z">
          <text:p/>
        </draw:path>
        <draw:path draw:style-name="gr5" draw:text-style-name="P5" draw:layer="layout" svg:width="1.853cm" svg:height="1.853cm" svg:x="12.525cm" svg:y="7.501cm" svg:viewBox="0 0 1854 1854" svg:d="M927 0c-511 0-927 415-927 927 0 511 416 927 927 927 512 0 927-416 927-927 0-512-415-927-927-927z">
          <text:p/>
        </draw:path>
        <draw:path draw:style-name="gr2" draw:text-style-name="P2" draw:layer="layout" svg:width="2.19cm" svg:height="2.19cm" svg:x="17.113cm" svg:y="8.764cm" svg:viewBox="0 0 2191 2191" svg:d="M1095 0c-606 0-1095 489-1095 1096s489 1095 1095 1095c602 0 1096-488 1096-1095s-494-1096-1096-1096zM1095 2023c-511 0-926-416-926-927 0-512 415-927 926-927 512 0 928 415 928 927 0 511-416 927-928 927z">
          <text:p/>
        </draw:path>
        <draw:path draw:style-name="gr3" draw:text-style-name="P3" draw:layer="layout" svg:width="1.853cm" svg:height="1.853cm" svg:x="17.282cm" svg:y="8.933cm" svg:viewBox="0 0 1854 1854" svg:d="M927 0c-511 0-927 415-927 926 0 512 416 928 927 928s927-416 927-928c0-511-416-926-927-926z">
          <text:p/>
        </draw:path>
        <draw:path draw:style-name="gr4" draw:text-style-name="P4" draw:layer="layout" svg:width="2.236cm" svg:height="2.236cm" svg:x="21.87cm" svg:y="6.935cm" svg:viewBox="0 0 2237 2237" svg:d="M1118 0c-619 0-1118 499-1118 1119s499 1118 1118 1118c614 0 1119-498 1119-1118s-505-1119-1119-1119zM1118 2065c-522 0-946-424-946-946s424-947 946-947c523 0 947 425 947 947s-424 946-947 946z">
          <text:p/>
        </draw:path>
        <draw:path draw:style-name="gr4" draw:text-style-name="P4" draw:layer="layout" svg:width="1.892cm" svg:height="1.892cm" svg:x="22.042cm" svg:y="7.107cm" svg:viewBox="0 0 1893 1893" svg:d="M946 0c-522 0-946 425-946 946 0 523 424 947 946 947s947-424 947-947c0-521-425-946-947-946z">
          <text:p/>
        </draw:path>
        <draw:polygon draw:style-name="gr4" draw:text-style-name="P4" draw:layer="layout" svg:width="0.424cm" svg:height="0.687cm" svg:x="2.751cm" svg:y="0.851cm" svg:viewBox="0 0 425 688" draw:points="425,345 212,516 0,688 0,345 0,0 212,172">
          <text:p/>
        </draw:polygon>
        <draw:polygon draw:style-name="gr2" draw:text-style-name="P2" draw:layer="layout" svg:width="0.582cm" svg:height="0.952cm" svg:x="2.356cm" svg:y="0.716cm" svg:viewBox="0 0 583 953" draw:points="583,476 292,715 0,953 0,476 0,0 292,238">
          <text:p/>
        </draw:polygon>
        <draw:polygon draw:style-name="gr3" draw:text-style-name="P3" draw:layer="layout" svg:width="0.423cm" svg:height="0.687cm" svg:x="2.421cm" svg:y="0.851cm" svg:viewBox="0 0 424 688" draw:points="424,345 212,516 0,688 0,345 0,0 212,172">
          <text:p/>
        </draw:polygon>
        <draw:polygon draw:style-name="gr2" draw:text-style-name="P2" draw:layer="layout" svg:width="0.582cm" svg:height="0.952cm" svg:x="2.032cm" svg:y="0.716cm" svg:viewBox="0 0 583 953" draw:points="583,476 292,715 0,953 0,476 0,0 292,238">
          <text:p/>
        </draw:polygon>
        <draw:polygon draw:style-name="gr6" draw:text-style-name="P6" draw:layer="layout" svg:width="0.423cm" svg:height="0.687cm" svg:x="2.091cm" svg:y="0.851cm" svg:viewBox="0 0 424 688" draw:points="424,345 211,516 0,688 0,345 0,0 211,172">
          <text:p/>
        </draw:polygon>
        <draw:frame draw:style-name="gr7" draw:text-style-name="P8" draw:layer="layout" svg:width="9.984cm" svg:height="1.356cm" svg:x="8.508cm" svg:y="2.105cm">
          <draw:text-box>
            <text:p text:style-name="P7"><text:span text:style-name="T1">Project </text:span><text:span text:style-name="T1">Milest</text:span><text:span text:style-name="T1">one</text:span></text:p>
          </draw:text-box>
        </draw:frame>
        <draw:frame draw:style-name="gr8" draw:text-style-name="P9" draw:layer="layout" svg:width="15.369cm" svg:height="1.093cm" svg:x="7.318cm" svg:y="4.058cm">
          <draw:text-box>
            <text:p text:style-name="P7"><text:span text:style-name="T2">IoT </text:span><text:span text:style-name="T2">Based </text:span><text:span text:style-name="T2">Smart </text:span><text:span text:style-name="T2">Crop </text:span><text:span text:style-name="T2">Protectio</text:span><text:span text:style-name="T2">n</text:span></text:p>
          </draw:text-box>
        </draw:frame>
        <draw:frame draw:style-name="gr8" draw:text-style-name="P9" draw:layer="layout" svg:width="11.195cm" svg:height="1.093cm" svg:x="9.037cm" svg:y="5.343cm">
          <draw:text-box>
            <text:p text:style-name="P7"><text:span text:style-name="T2">System for Agriculture .</text:span></text:p>
          </draw:text-box>
        </draw:frame>
        <draw:frame draw:style-name="gr9" draw:text-style-name="P10" draw:layer="layout" svg:width="3.528cm" svg:height="0.518cm" svg:x="2.329cm" svg:y="12.046cm">
          <draw:text-box>
            <text:p text:style-name="P7"><text:span text:style-name="T3">INFORMATIO</text:span><text:span text:style-name="T3">N</text:span></text:p>
          </draw:text-box>
        </draw:frame>
        <draw:frame draw:style-name="gr9" draw:text-style-name="P10" draw:layer="layout" svg:width="2.902cm" svg:height="0.518cm" svg:x="2.595cm" svg:y="12.655cm">
          <draw:text-box>
            <text:p text:style-name="P7"><text:span text:style-name="T3">GATHERING</text:span></text:p>
          </draw:text-box>
        </draw:frame>
        <draw:frame draw:style-name="gr10" draw:text-style-name="P11" draw:layer="layout" svg:width="2.881cm" svg:height="0.53cm" svg:x="12.056cm" svg:y="11.848cm">
          <draw:text-box>
            <text:p text:style-name="P7"><text:span text:style-name="T4">DESIGNING</text:span></text:p>
          </draw:text-box>
        </draw:frame>
        <draw:frame draw:style-name="gr10" draw:text-style-name="P11" draw:layer="layout" svg:width="3.943cm" svg:height="0.53cm" svg:x="21.22cm" svg:y="11.656cm">
          <draw:text-box>
            <text:p text:style-name="P7"><text:span text:style-name="T5">FINAL RELEASE</text:span></text:p>
          </draw:text-box>
        </draw:frame>
        <draw:frame draw:style-name="gr10" draw:text-style-name="P11" draw:layer="layout" svg:width="2.872cm" svg:height="0.53cm" svg:x="7.471cm" svg:y="13.28cm">
          <draw:text-box>
            <text:p text:style-name="P7"><text:span text:style-name="T5">ASSI</text:span><text:span text:style-name="T5">GNIN</text:span><text:span text:style-name="T5">G</text:span></text:p>
          </draw:text-box>
        </draw:frame>
        <draw:frame draw:style-name="gr10" draw:text-style-name="P11" draw:layer="layout" svg:width="4.951cm" svg:height="0.53cm" svg:x="16.082cm" svg:y="13.232cm">
          <draw:text-box>
            <text:p text:style-name="P7"><text:span text:style-name="T6">CODING &amp; TESTING</text:span></text:p>
          </draw:text-box>
        </draw:frame>
        <draw:frame draw:style-name="gr11" draw:text-style-name="P12" draw:layer="layout" svg:width="1.475cm" svg:height="1.233cm" svg:x="3.324cm" svg:y="9.883cm">
          <draw:text-box>
            <text:p text:style-name="P7"><text:span text:style-name="T7">01</text:span></text:p>
          </draw:text-box>
        </draw:frame>
        <draw:frame draw:style-name="gr11" draw:text-style-name="P12" draw:layer="layout" svg:width="1.475cm" svg:height="1.233cm" svg:x="12.67cm" svg:y="9.833cm">
          <draw:text-box>
            <text:p text:style-name="P7"><text:span text:style-name="T8">03</text:span></text:p>
          </draw:text-box>
        </draw:frame>
        <draw:frame draw:style-name="gr11" draw:text-style-name="P12" draw:layer="layout" svg:width="1.475cm" svg:height="1.233cm" svg:x="22.26cm" svg:y="9.883cm">
          <draw:text-box>
            <text:p text:style-name="P7"><text:span text:style-name="T9">05</text:span></text:p>
          </draw:text-box>
        </draw:frame>
        <draw:frame draw:style-name="gr11" draw:text-style-name="P12" draw:layer="layout" svg:width="1.475cm" svg:height="1.233cm" svg:x="7.987cm" svg:y="11.275cm">
          <draw:text-box>
            <text:p text:style-name="P7"><text:span text:style-name="T9">02</text:span></text:p>
          </draw:text-box>
        </draw:frame>
        <draw:frame draw:style-name="gr11" draw:text-style-name="P12" draw:layer="layout" svg:width="1.475cm" svg:height="1.233cm" svg:x="17.55cm" svg:y="11.372cm">
          <draw:text-box>
            <text:p text:style-name="P7"><text:span text:style-name="T7">04</text:span></text:p>
          </draw:text-box>
        </draw:frame>
        <draw:frame draw:style-name="gr12" draw:text-style-name="P13" draw:layer="layout" svg:width="4.468cm" svg:height="0.412cm" svg:x="1.843cm" svg:y="13.319cm">
          <draw:text-box>
            <text:p text:style-name="P7"><text:span text:style-name="T10">Gather requirements and</text:span></text:p>
          </draw:text-box>
        </draw:frame>
        <draw:frame draw:style-name="gr12" draw:text-style-name="P13" draw:layer="layout" svg:width="3.596cm" svg:height="0.412cm" svg:x="1.843cm" svg:y="13.795cm">
          <draw:text-box>
            <text:p text:style-name="P7"><text:span text:style-name="T10">basic purpose of the</text:span></text:p>
          </draw:text-box>
        </draw:frame>
        <draw:frame draw:style-name="gr12" draw:text-style-name="P13" draw:layer="layout" svg:width="1.344cm" svg:height="0.412cm" svg:x="1.843cm" svg:y="14.271cm">
          <draw:text-box>
            <text:p text:style-name="P7"><text:span text:style-name="T10">project.</text:span></text:p>
          </draw:text-box>
        </draw:frame>
        <draw:frame draw:style-name="gr12" draw:text-style-name="P13" draw:layer="layout" svg:width="3.291cm" svg:height="0.412cm" svg:x="11.418cm" svg:y="12.6cm">
          <draw:text-box>
            <text:p text:style-name="P7"><text:span text:style-name="T10">Understanding the</text:span></text:p>
          </draw:text-box>
        </draw:frame>
        <draw:frame draw:style-name="gr12" draw:text-style-name="P13" draw:layer="layout" svg:width="4.24cm" svg:height="0.412cm" svg:x="11.418cm" svg:y="13.076cm">
          <draw:text-box>
            <text:p text:style-name="P7"><text:span text:style-name="T10">functional requirements</text:span></text:p>
          </draw:text-box>
        </draw:frame>
        <draw:frame draw:style-name="gr12" draw:text-style-name="P13" draw:layer="layout" svg:width="4.384cm" svg:height="0.412cm" svg:x="11.418cm" svg:y="13.552cm">
          <draw:text-box>
            <text:p text:style-name="P7"><text:span text:style-name="T10">of the project </text:span><text:span text:style-name="T10">and create</text:span></text:p>
          </draw:text-box>
        </draw:frame>
        <draw:frame draw:style-name="gr12" draw:text-style-name="P13" draw:layer="layout" svg:width="4.502cm" svg:height="0.412cm" svg:x="11.418cm" svg:y="14.029cm">
          <draw:text-box>
            <text:p text:style-name="P7"><text:span text:style-name="T10">architecture diagram and</text:span></text:p>
          </draw:text-box>
        </draw:frame>
        <draw:frame draw:style-name="gr12" draw:text-style-name="P13" draw:layer="layout" svg:width="4.532cm" svg:height="0.412cm" svg:x="11.418cm" svg:y="14.505cm">
          <draw:text-box>
            <text:p text:style-name="P7"><text:span text:style-name="T10">flow chart. </text:span><text:span text:style-name="T10">Creating outer</text:span></text:p>
          </draw:text-box>
        </draw:frame>
        <draw:frame draw:style-name="gr12" draw:text-style-name="P13" draw:layer="layout" svg:width="3.19cm" svg:height="0.412cm" svg:x="11.418cm" svg:y="14.981cm">
          <draw:text-box>
            <text:p text:style-name="P7"><text:span text:style-name="T10">layer of UI </text:span><text:span text:style-name="T10">design.</text:span></text:p>
          </draw:text-box>
        </draw:frame>
        <draw:frame draw:style-name="gr13" draw:text-style-name="P14" draw:layer="layout" svg:width="3.918cm" svg:height="0.403cm" svg:x="21.069cm" svg:y="12.546cm">
          <draw:text-box>
            <text:p text:style-name="P7"><text:span text:style-name="T11">Publish of product into</text:span></text:p>
          </draw:text-box>
        </draw:frame>
        <draw:frame draw:style-name="gr13" draw:text-style-name="P14" draw:layer="layout" svg:width="4.011cm" svg:height="0.403cm" svg:x="21.069cm" svg:y="13.016cm">
          <draw:text-box>
            <text:p text:style-name="P7"><text:span text:style-name="T11">market </text:span><text:span text:style-name="T11">after alpha </text:span><text:span text:style-name="T11">and</text:span></text:p>
          </draw:text-box>
        </draw:frame>
        <draw:frame draw:style-name="gr13" draw:text-style-name="P14" draw:layer="layout" svg:width="2.855cm" svg:height="0.403cm" svg:x="21.069cm" svg:y="13.486cm">
          <draw:text-box>
            <text:p text:style-name="P7"><text:span text:style-name="T11">beta testing and</text:span></text:p>
          </draw:text-box>
        </draw:frame>
        <draw:frame draw:style-name="gr13" draw:text-style-name="P14" draw:layer="layout" svg:width="4.019cm" svg:height="0.403cm" svg:x="21.069cm" svg:y="13.956cm">
          <draw:text-box>
            <text:p text:style-name="P7"><text:span text:style-name="T11">customer feedback will</text:span></text:p>
          </draw:text-box>
        </draw:frame>
        <draw:frame draw:style-name="gr13" draw:text-style-name="P14" draw:layer="layout" svg:width="4.252cm" svg:height="0.403cm" svg:x="21.069cm" svg:y="14.426cm">
          <draw:text-box>
            <text:p text:style-name="P7"><text:span text:style-name="T11">gathered to improve the</text:span></text:p>
          </draw:text-box>
        </draw:frame>
        <draw:frame draw:style-name="gr13" draw:text-style-name="P14" draw:layer="layout" svg:width="1.323cm" svg:height="0.403cm" svg:x="21.069cm" svg:y="14.895cm">
          <draw:text-box>
            <text:p text:style-name="P7"><text:span text:style-name="T11">project.</text:span></text:p>
          </draw:text-box>
        </draw:frame>
        <draw:frame draw:style-name="gr12" draw:text-style-name="P13" draw:layer="layout" svg:width="4.104cm" svg:height="0.412cm" svg:x="6.724cm" svg:y="14.117cm">
          <draw:text-box>
            <text:p text:style-name="P7"><text:span text:style-name="T10">Assigning task for each</text:span></text:p>
          </draw:text-box>
        </draw:frame>
        <draw:frame draw:style-name="gr12" draw:text-style-name="P13" draw:layer="layout" svg:width="3.524cm" svg:height="0.412cm" svg:x="6.724cm" svg:y="14.593cm">
          <draw:text-box>
            <text:p text:style-name="P7"><text:span text:style-name="T10">person and </text:span><text:span text:style-name="T10">split the</text:span></text:p>
          </draw:text-box>
        </draw:frame>
        <draw:frame draw:style-name="gr12" draw:text-style-name="P13" draw:layer="layout" svg:width="4.608cm" svg:height="0.412cm" svg:x="6.724cm" svg:y="15.07cm">
          <draw:text-box>
            <text:p text:style-name="P7"><text:span text:style-name="T10">project work based on the</text:span></text:p>
          </draw:text-box>
        </draw:frame>
        <draw:frame draw:style-name="gr12" draw:text-style-name="P13" draw:layer="layout" svg:width="3.723cm" svg:height="0.412cm" svg:x="6.724cm" svg:y="15.546cm">
          <draw:text-box>
            <text:p text:style-name="P7"><text:span text:style-name="T10">technical and project</text:span></text:p>
          </draw:text-box>
        </draw:frame>
        <draw:frame draw:style-name="gr12" draw:text-style-name="P13" draw:layer="layout" svg:width="2.483cm" svg:height="0.412cm" svg:x="6.724cm" svg:y="16.022cm">
          <draw:text-box>
            <text:p text:style-name="P7"><text:span text:style-name="T10">requirements.</text:span></text:p>
          </draw:text-box>
        </draw:frame>
        <draw:frame draw:style-name="gr14" draw:text-style-name="P15" draw:layer="layout" svg:width="4.176cm" svg:height="0.403cm" svg:x="16.267cm" svg:y="14.015cm">
          <draw:text-box>
            <text:p text:style-name="P7"><text:span text:style-name="T12">Create Python code and</text:span></text:p>
          </draw:text-box>
        </draw:frame>
        <draw:frame draw:style-name="gr14" draw:text-style-name="P15" draw:layer="layout" svg:width="4.07cm" svg:height="0.403cm" svg:x="16.267cm" svg:y="14.481cm">
          <draw:text-box>
            <text:p text:style-name="P7"><text:span text:style-name="T12">web interface based on</text:span></text:p>
          </draw:text-box>
        </draw:frame>
        <draw:frame draw:style-name="gr14" draw:text-style-name="P15" draw:layer="layout" svg:width="4.193cm" svg:height="0.403cm" svg:x="16.267cm" svg:y="14.947cm">
          <draw:text-box>
            <text:p text:style-name="P7"><text:span text:style-name="T12">node red js and connect</text:span></text:p>
          </draw:text-box>
        </draw:frame>
        <draw:frame draw:style-name="gr14" draw:text-style-name="P15" draw:layer="layout" svg:width="4.379cm" svg:height="0.403cm" svg:x="16.267cm" svg:y="15.413cm">
          <draw:text-box>
            <text:p text:style-name="P7"><text:span text:style-name="T12">the IOT device by python</text:span></text:p>
          </draw:text-box>
        </draw:frame>
        <draw:frame draw:style-name="gr14" draw:text-style-name="P15" draw:layer="layout" svg:width="3.863cm" svg:height="0.403cm" svg:x="16.267cm" svg:y="15.879cm">
          <draw:text-box>
            <text:p text:style-name="P7"><text:span text:style-name="T12">scripts and report it in</text:span></text:p>
          </draw:text-box>
        </draw:frame>
        <draw:frame draw:style-name="gr14" draw:text-style-name="P15" draw:layer="layout" svg:width="2.483cm" svg:height="0.403cm" svg:x="16.267cm" svg:y="16.345cm">
          <draw:text-box>
            <text:p text:style-name="P7"><text:span text:style-name="T12">web interface.</text:span></text:p>
          </draw:text-box>
        </draw:frame>
        <draw:frame draw:style-name="gr15" draw:text-style-name="P16" draw:layer="layout" svg:width="2.779cm" svg:height="0.903cm" svg:x="2.614cm" svg:y="10.942cm">
          <draw:text-box>
            <text:p text:style-name="P7"><text:span text:style-name="T13">1 week</text:span></text:p>
          </draw:text-box>
        </draw:frame>
        <draw:frame draw:style-name="gr16" draw:text-style-name="P17" draw:layer="layout" svg:width="3.177cm" svg:height="0.78cm" svg:x="7.422cm" svg:y="12.411cm">
          <draw:text-box>
            <text:p text:style-name="P7"><text:span text:style-name="T14">1-2 Week</text:span></text:p>
          </draw:text-box>
        </draw:frame>
        <draw:frame draw:style-name="gr17" draw:text-style-name="P18" draw:layer="layout" svg:width="3.359cm" svg:height="0.822cm" svg:x="12.018cm" svg:y="11.069cm">
          <draw:text-box>
            <text:p text:style-name="P7"><text:span text:style-name="T15">2</text:span><text:span text:style-name="T15">-</text:span><text:span text:style-name="T15">3</text:span><text:span text:style-name="T15"> </text:span><text:span text:style-name="T15">W</text:span><text:span text:style-name="T15">e</text:span><text:span text:style-name="T15">e</text:span><text:span text:style-name="T15">k</text:span></text:p>
          </draw:text-box>
        </draw:frame>
        <draw:frame draw:style-name="gr18" draw:text-style-name="P19" draw:layer="layout" svg:width="2.428cm" svg:height="0.793cm" svg:x="17.344cm" svg:y="12.473cm">
          <draw:text-box>
            <text:p text:style-name="P7"><text:span text:style-name="T16">3 </text:span><text:span text:style-name="T16">w</text:span><text:span text:style-name="T16">e</text:span><text:span text:style-name="T16">e</text:span><text:span text:style-name="T16">k</text:span></text:p>
          </draw:text-box>
        </draw:frame>
        <draw:frame draw:style-name="gr19" draw:text-style-name="P20" draw:layer="layout" svg:width="1.776cm" svg:height="0.581cm" svg:x="22.165cm" svg:y="11.07cm">
          <draw:text-box>
            <text:p text:style-name="P7"><text:span text:style-name="T17">1 </text:span><text:span text:style-name="T17">w</text:span><text:span text:style-name="T17">e</text:span><text:span text:style-name="T17">e</text:span><text:span text:style-name="T17">k</text:span></text:p>
          </draw:text-box>
        </draw:frame>
        <draw:frame draw:style-name="gr16" draw:text-style-name="P17" draw:layer="layout" svg:width="10.535cm" svg:height="0.78cm" svg:x="3.484cm" svg:y="0.712cm">
          <draw:text-box>
            <text:p text:style-name="P7"><text:span text:style-name="T14">T</text:span><text:span text:style-name="T14">e</text:span><text:span text:style-name="T14">a</text:span><text:span text:style-name="T14">m</text:span><text:span text:style-name="T14"> </text:span><text:span text:style-name="T14">I</text:span><text:span text:style-name="T14">D </text:span><text:span text:style-name="T14">: </text:span><text:span text:style-name="T14">P</text:span><text:span text:style-name="T14">N</text:span><text:span text:style-name="T14">T</text:span><text:span text:style-name="T14">2</text:span><text:span text:style-name="T14">0</text:span><text:span text:style-name="T14">2</text:span><text:span text:style-name="T14">2</text:span><text:span text:style-name="T14">T</text:span><text:span text:style-name="T14">M</text:span><text:span text:style-name="T14">I</text:span><text:span text:style-name="T14">D</text:span><text:span text:style-name="T14">2</text:span><text:span text:style-name="T14">2</text:span><text:span text:style-name="T14">8</text:span><text:span text:style-name="T14">3</text:span><text:span text:style-name="T14">2 </text:span></text:p>
          </draw:text-box>
        </draw:frame>
        <draw:frame draw:style-name="gr20" draw:text-style-name="P21" draw:layer="layout" svg:width="8.727cm" svg:height="1.143cm" svg:x="18.669cm" svg:y="0.635cm">
          <draw:text-box>
            <text:p text:style-name="P7"><text:span text:style-name="T18">D</text:span><text:span text:style-name="T18">a</text:span><text:span text:style-name="T18">t</text:span><text:span text:style-name="T18">e </text:span><text:span text:style-name="T18">– </text:span><text:span text:style-name="T18">2 </text:span><text:span text:style-name="T18">N</text:span><text:span text:style-name="T18">o</text:span><text:span text:style-name="T18">v</text:span><text:span text:style-name="T18">e</text:span><text:span text:style-name="T18">m</text:span><text:span text:style-name="T18">b</text:span><text:span text:style-name="T18">e</text:span><text:span text:style-name="T18">r </text:span><text:span text:style-name="T18">2</text:span><text:span text:style-name="T18">0</text:span><text:span text:style-name="T18">2</text:span><text:span text:style-name="T18">2</text:span></text:p>
          </draw:text-box>
        </draw:frame>
      </draw:page>
      <draw:page draw:name="page2" draw:style-name="dp1" draw:master-page-name="master-page3">
        <draw:polygon draw:style-name="gr1" draw:text-style-name="P1" draw:layer="layout" svg:width="27.093cm" svg:height="20.319cm" svg:x="0cm" svg:y="0cm" svg:viewBox="0 0 27094 20320" draw:points="0,0 27094,0 27094,20320 0,20320">
          <text:p/>
        </draw:polygon>
        <draw:polygon draw:style-name="gr21" draw:text-style-name="P22" draw:layer="layout" svg:width="27.093cm" svg:height="20.319cm" svg:x="0cm" svg:y="0cm" svg:viewBox="0 0 27094 20320" draw:points="0,0 27094,0 27094,20320 0,20320">
          <text:p/>
        </draw:polygon>
        <draw:polygon draw:style-name="gr1" draw:text-style-name="P1" draw:layer="layout" svg:width="25.876cm" svg:height="19.024cm" svg:x="0.605cm" svg:y="0.645cm" svg:viewBox="0 0 25877 19025" draw:points="0,0 25877,0 25877,19025 0,19025">
          <text:p/>
        </draw:polygon>
        <draw:line draw:style-name="gr22" draw:text-style-name="P23" draw:layer="layout" svg:x1="2.032cm" svg:y1="11.208cm" svg:x2="25.05cm" svg:y2="11.208cm">
          <text:p/>
        </draw:line>
        <draw:line draw:style-name="gr22" draw:text-style-name="P23" draw:layer="layout" svg:x1="2.032cm" svg:y1="13.999cm" svg:x2="25.05cm" svg:y2="13.999cm">
          <text:p/>
        </draw:line>
        <draw:line draw:style-name="gr22" draw:text-style-name="P23" draw:layer="layout" svg:x1="2.032cm" svg:y1="8.418cm" svg:x2="25.05cm" svg:y2="8.418cm">
          <text:p/>
        </draw:line>
        <draw:line draw:style-name="gr22" draw:text-style-name="P23" draw:layer="layout" svg:x1="2.032cm" svg:y1="5.627cm" svg:x2="25.05cm" svg:y2="5.627cm">
          <text:p/>
        </draw:line>
        <draw:line draw:style-name="gr22" draw:text-style-name="P23" draw:layer="layout" svg:x1="6.149cm" svg:y1="16.642cm" svg:x2="6.149cm" svg:y2="3.677cm">
          <text:p/>
        </draw:line>
        <draw:line draw:style-name="gr22" draw:text-style-name="P23" draw:layer="layout" svg:x1="10.971cm" svg:y1="16.642cm" svg:x2="10.971cm" svg:y2="3.677cm">
          <text:p/>
        </draw:line>
        <draw:line draw:style-name="gr22" draw:text-style-name="P23" draw:layer="layout" svg:x1="21.269cm" svg:y1="16.44cm" svg:x2="21.269cm" svg:y2="3.475cm">
          <text:p/>
        </draw:line>
        <draw:polygon draw:style-name="gr23" draw:text-style-name="P24" draw:layer="layout" svg:width="0.755cm" svg:height="0.651cm" svg:x="2.013cm" svg:y="18.133cm" svg:viewBox="0 0 756 652" draw:points="566,0 189,0 0,325 189,652 566,652 756,325">
          <text:p/>
        </draw:polygon>
        <draw:polygon draw:style-name="gr24" draw:text-style-name="P25" draw:layer="layout" svg:width="1.132cm" svg:height="1.302cm" svg:x="2.39cm" svg:y="17.482cm" svg:viewBox="0 0 1133 1303" draw:points="1014,772 1002,750 945,652 691,214 567,0 189,0 0,327 127,545 438,1082 567,1303 945,1303 1133,977">
          <text:p/>
        </draw:polygon>
        <draw:polygon draw:style-name="gr21" draw:text-style-name="P22" draw:layer="layout" svg:width="1.132cm" svg:height="1.302cm" svg:x="3.145cm" svg:y="17.482cm" svg:viewBox="0 0 1133 1303" draw:points="1005,756 681,198 680,198 566,0 189,0 0,327 189,652 378,977 377,977 566,1303 944,1303 1133,977">
          <text:p/>
        </draw:polygon>
        <draw:frame draw:style-name="gr25" draw:text-style-name="P26" draw:layer="layout" svg:width="8.896cm" svg:height="1.318cm" svg:x="10.03cm" svg:y="1.368cm">
          <draw:text-box>
            <text:p text:style-name="P7"><text:span text:style-name="T19">ACTIV</text:span><text:span text:style-name="T19">ITY </text:span><text:span text:style-name="T19">LIST</text:span></text:p>
          </draw:text-box>
        </draw:frame>
        <draw:frame draw:style-name="gr10" draw:text-style-name="P11" draw:layer="layout" svg:width="9.019cm" svg:height="0.53cm" svg:x="11.145cm" svg:y="8.616cm">
          <draw:text-box>
            <text:p text:style-name="P7"><text:span text:style-name="T20">Advice student to </text:span><text:span text:style-name="T20">attend classes of </text:span><text:span text:style-name="T20">IBM</text:span></text:p>
          </draw:text-box>
        </draw:frame>
        <draw:frame draw:style-name="gr10" draw:text-style-name="P11" draw:layer="layout" svg:width="10.141cm" svg:height="0.53cm" svg:x="11.145cm" svg:y="9.251cm">
          <draw:text-box>
            <text:p text:style-name="P7"><text:span text:style-name="T20">portal create and </text:span><text:span text:style-name="T20">develop an rough </text:span><text:span text:style-name="T20">diagram</text:span></text:p>
          </draw:text-box>
        </draw:frame>
        <draw:frame draw:style-name="gr10" draw:text-style-name="P11" draw:layer="layout" svg:width="10.048cm" svg:height="0.53cm" svg:x="11.145cm" svg:y="9.886cm">
          <draw:text-box>
            <text:p text:style-name="P7"><text:span text:style-name="T20">based on the </text:span><text:span text:style-name="T20">project </text:span><text:span text:style-name="T20">description and </text:span><text:span text:style-name="T20">gather</text:span></text:p>
          </draw:text-box>
        </draw:frame>
        <draw:frame draw:style-name="gr10" draw:text-style-name="P11" draw:layer="layout" svg:width="8.011cm" svg:height="0.53cm" svg:x="11.145cm" svg:y="10.521cm">
          <draw:text-box>
            <text:p text:style-name="P7"><text:span text:style-name="T20">information of </text:span><text:span text:style-name="T20">IOT and IBM </text:span><text:span text:style-name="T20">project.</text:span></text:p>
          </draw:text-box>
        </draw:frame>
        <draw:frame draw:style-name="gr12" draw:text-style-name="P13" draw:layer="layout" svg:width="1.259cm" svg:height="0.412cm" svg:x="22.336cm" svg:y="9.483cm">
          <draw:text-box>
            <text:p text:style-name="P7"><text:span text:style-name="T21">1 week</text:span></text:p>
          </draw:text-box>
        </draw:frame>
        <draw:frame draw:style-name="gr10" draw:text-style-name="P11" draw:layer="layout" svg:width="2.407cm" svg:height="0.53cm" svg:x="7.494cm" svg:y="9.093cm">
          <draw:text-box>
            <text:p text:style-name="P7"><text:span text:style-name="T20">Starting of</text:span></text:p>
          </draw:text-box>
        </draw:frame>
        <draw:frame draw:style-name="gr10" draw:text-style-name="P11" draw:layer="layout" svg:width="1.577cm" svg:height="0.53cm" svg:x="7.856cm" svg:y="9.728cm">
          <draw:text-box>
            <text:p text:style-name="P7"><text:span text:style-name="T20">Project</text:span></text:p>
          </draw:text-box>
        </draw:frame>
        <draw:frame draw:style-name="gr10" draw:text-style-name="P11" draw:layer="layout" svg:width="9.341cm" svg:height="0.53cm" svg:x="11.145cm" svg:y="11.412cm">
          <draw:text-box>
            <text:p text:style-name="P7"><text:span text:style-name="T20">Team members &amp; </text:span><text:span text:style-name="T20">team lead must </text:span><text:span text:style-name="T20">watch</text:span></text:p>
          </draw:text-box>
        </draw:frame>
        <draw:frame draw:style-name="gr10" draw:text-style-name="P11" draw:layer="layout" svg:width="9.027cm" svg:height="0.53cm" svg:x="11.145cm" svg:y="12.047cm">
          <draw:text-box>
            <text:p text:style-name="P7"><text:span text:style-name="T20">and learn from </text:span><text:span text:style-name="T20">classes provided </text:span><text:span text:style-name="T20">by IBM</text:span></text:p>
          </draw:text-box>
        </draw:frame>
        <draw:frame draw:style-name="gr10" draw:text-style-name="P11" draw:layer="layout" svg:width="9.176cm" svg:height="0.53cm" svg:x="11.145cm" svg:y="12.682cm">
          <draw:text-box>
            <text:p text:style-name="P7"><text:span text:style-name="T20">and Nalaya thiran </text:span><text:span text:style-name="T20">and must gain </text:span><text:span text:style-name="T20">access</text:span></text:p>
          </draw:text-box>
        </draw:frame>
        <draw:frame draw:style-name="gr10" draw:text-style-name="P11" draw:layer="layout" svg:width="6.987cm" svg:height="0.53cm" svg:x="11.145cm" svg:y="13.317cm">
          <draw:text-box>
            <text:p text:style-name="P7"><text:span text:style-name="T20">of MIT Iicense for </text:span><text:span text:style-name="T20">their project.</text:span></text:p>
          </draw:text-box>
        </draw:frame>
        <draw:frame draw:style-name="gr12" draw:text-style-name="P13" draw:layer="layout" svg:width="1.319cm" svg:height="0.412cm" svg:x="22.3cm" svg:y="12.236cm">
          <draw:text-box>
            <text:p text:style-name="P7"><text:span text:style-name="T21">4 Week</text:span></text:p>
          </draw:text-box>
        </draw:frame>
        <draw:frame draw:style-name="gr10" draw:text-style-name="P11" draw:layer="layout" svg:width="3.321cm" svg:height="0.53cm" svg:x="7.086cm" svg:y="12.287cm">
          <draw:text-box>
            <text:p text:style-name="P7"><text:span text:style-name="T20">Attend classes</text:span></text:p>
          </draw:text-box>
        </draw:frame>
        <draw:frame draw:style-name="gr26" draw:text-style-name="P27" draw:layer="layout" svg:width="10.441cm" svg:height="0.479cm" svg:x="11.145cm" svg:y="14.099cm">
          <draw:text-box>
            <text:p text:style-name="P7"><text:span text:style-name="T22">Budget &amp; analyse </text:span><text:span text:style-name="T22">the use of IOT in </text:span><text:span text:style-name="T22">the project and</text:span></text:p>
          </draw:text-box>
        </draw:frame>
        <draw:frame draw:style-name="gr26" draw:text-style-name="P27" draw:layer="layout" svg:width="9.535cm" svg:height="0.479cm" svg:x="11.145cm" svg:y="14.666cm">
          <draw:text-box>
            <text:p text:style-name="P7"><text:span text:style-name="T22">discuss with the </text:span><text:span text:style-name="T22">team for budget </text:span><text:span text:style-name="T22">prediction to</text:span></text:p>
          </draw:text-box>
        </draw:frame>
        <draw:frame draw:style-name="gr26" draw:text-style-name="P27" draw:layer="layout" svg:width="9.781cm" svg:height="0.479cm" svg:x="11.145cm" svg:y="15.233cm">
          <draw:text-box>
            <text:p text:style-name="P7"><text:span text:style-name="T22">predict the </text:span><text:span text:style-name="T22">favourability of the </text:span><text:span text:style-name="T22">customer to buy</text:span></text:p>
          </draw:text-box>
        </draw:frame>
        <draw:frame draw:style-name="gr26" draw:text-style-name="P27" draw:layer="layout" svg:width="10.34cm" svg:height="0.479cm" svg:x="11.145cm" svg:y="15.799cm">
          <draw:text-box>
            <text:p text:style-name="P7"><text:span text:style-name="T22">the product for </text:span><text:span text:style-name="T22">efficient use of the </text:span><text:span text:style-name="T22">product among</text:span></text:p>
          </draw:text-box>
        </draw:frame>
        <draw:frame draw:style-name="gr26" draw:text-style-name="P27" draw:layer="layout" svg:width="3.554cm" svg:height="0.479cm" svg:x="11.145cm" svg:y="16.366cm">
          <draw:text-box>
            <text:p text:style-name="P7"><text:span text:style-name="T22">the environment.</text:span></text:p>
          </draw:text-box>
        </draw:frame>
        <draw:frame draw:style-name="gr12" draw:text-style-name="P13" draw:layer="layout" svg:width="1.259cm" svg:height="0.412cm" svg:x="22.126cm" svg:y="14.53cm">
          <draw:text-box>
            <text:p text:style-name="P7"><text:span text:style-name="T21">1 week</text:span></text:p>
          </draw:text-box>
        </draw:frame>
        <draw:frame draw:style-name="gr12" draw:text-style-name="P13" draw:layer="layout" svg:width="0.352cm" svg:height="0.412cm" svg:x="22.667cm" svg:y="15.006cm">
          <draw:text-box>
            <text:p text:style-name="P7"><text:span text:style-name="T21"><text:s/></text:span></text:p>
          </draw:text-box>
        </draw:frame>
        <draw:frame draw:style-name="gr10" draw:text-style-name="P11" draw:layer="layout" svg:width="2.648cm" svg:height="0.53cm" svg:x="7.403cm" svg:y="14.352cm">
          <draw:text-box>
            <text:p text:style-name="P7"><text:span text:style-name="T20">Budget and</text:span></text:p>
          </draw:text-box>
        </draw:frame>
        <draw:frame draw:style-name="gr10" draw:text-style-name="P11" draw:layer="layout" svg:width="2.813cm" svg:height="0.53cm" svg:x="7.313cm" svg:y="14.987cm">
          <draw:text-box>
            <text:p text:style-name="P7"><text:span text:style-name="T20">scope of the</text:span></text:p>
          </draw:text-box>
        </draw:frame>
        <draw:frame draw:style-name="gr10" draw:text-style-name="P11" draw:layer="layout" svg:width="1.594cm" svg:height="0.53cm" svg:x="7.855cm" svg:y="15.622cm">
          <draw:text-box>
            <text:p text:style-name="P7"><text:span text:style-name="T20">project</text:span></text:p>
          </draw:text-box>
        </draw:frame>
        <draw:frame draw:style-name="gr27" draw:text-style-name="P28" draw:layer="layout" svg:width="3.101cm" svg:height="0.581cm" svg:x="7.203cm" svg:y="4.122cm">
          <draw:text-box>
            <text:p text:style-name="P7"><text:span text:style-name="T23">Activity Title</text:span></text:p>
          </draw:text-box>
        </draw:frame>
        <draw:frame draw:style-name="gr27" draw:text-style-name="P28" draw:layer="layout" svg:width="1.865cm" svg:height="0.581cm" svg:x="12.665cm" svg:y="3.78cm">
          <draw:text-box>
            <text:p text:style-name="P7"><text:span text:style-name="T23">Activity</text:span></text:p>
          </draw:text-box>
        </draw:frame>
        <draw:frame draw:style-name="gr27" draw:text-style-name="P28" draw:layer="layout" svg:width="2.826cm" svg:height="0.581cm" svg:x="12.206cm" svg:y="4.468cm">
          <draw:text-box>
            <text:p text:style-name="P7"><text:span text:style-name="T23">Description</text:span></text:p>
          </draw:text-box>
        </draw:frame>
        <draw:frame draw:style-name="gr27" draw:text-style-name="P28" draw:layer="layout" svg:width="2.157cm" svg:height="0.581cm" svg:x="22.188cm" svg:y="4.416cm">
          <draw:text-box>
            <text:p text:style-name="P7"><text:span text:style-name="T23">Duration</text:span></text:p>
          </draw:text-box>
        </draw:frame>
        <draw:frame draw:style-name="gr27" draw:text-style-name="P28" draw:layer="layout" svg:width="0.493cm" svg:height="0.581cm" svg:x="3.883cm" svg:y="6.679cm">
          <draw:text-box>
            <text:p text:style-name="P7"><text:span text:style-name="T24">1.</text:span></text:p>
          </draw:text-box>
        </draw:frame>
        <draw:frame draw:style-name="gr27" draw:text-style-name="P28" draw:layer="layout" svg:width="0.493cm" svg:height="0.581cm" svg:x="3.869cm" svg:y="9.406cm">
          <draw:text-box>
            <text:p text:style-name="P7"><text:span text:style-name="T24">2.</text:span></text:p>
          </draw:text-box>
        </draw:frame>
        <draw:frame draw:style-name="gr27" draw:text-style-name="P28" draw:layer="layout" svg:width="0.493cm" svg:height="0.581cm" svg:x="3.869cm" svg:y="12.282cm">
          <draw:text-box>
            <text:p text:style-name="P7"><text:span text:style-name="T24">3.</text:span></text:p>
          </draw:text-box>
        </draw:frame>
        <draw:frame draw:style-name="gr27" draw:text-style-name="P28" draw:layer="layout" svg:width="0.493cm" svg:height="0.581cm" svg:x="3.859cm" svg:y="14.982cm">
          <draw:text-box>
            <text:p text:style-name="P7"><text:span text:style-name="T24">4.</text:span></text:p>
          </draw:text-box>
        </draw:frame>
        <draw:frame draw:style-name="gr10" draw:text-style-name="P11" draw:layer="layout" svg:width="3.363cm" svg:height="0.53cm" svg:x="6.981cm" svg:y="6.049cm">
          <draw:text-box>
            <text:p text:style-name="P7"><text:span text:style-name="T20">Understanding</text:span></text:p>
          </draw:text-box>
        </draw:frame>
        <draw:frame draw:style-name="gr10" draw:text-style-name="P11" draw:layer="layout" svg:width="2.466cm" svg:height="0.53cm" svg:x="6.981cm" svg:y="6.684cm">
          <draw:text-box>
            <text:p text:style-name="P7"><text:span text:style-name="T20">the Project</text:span></text:p>
          </draw:text-box>
        </draw:frame>
        <draw:frame draw:style-name="gr10" draw:text-style-name="P11" draw:layer="layout" svg:width="2.961cm" svg:height="0.53cm" svg:x="6.981cm" svg:y="7.319cm">
          <draw:text-box>
            <text:p text:style-name="P7"><text:span text:style-name="T20">Requirement</text:span></text:p>
          </draw:text-box>
        </draw:frame>
        <draw:frame draw:style-name="gr10" draw:text-style-name="P11" draw:layer="layout" svg:width="9.002cm" svg:height="0.53cm" svg:x="11.145cm" svg:y="5.934cm">
          <draw:text-box>
            <text:p text:style-name="P7"><text:span text:style-name="T20">Assign the team </text:span><text:span text:style-name="T20">members &amp; </text:span><text:span text:style-name="T20">create the</text:span></text:p>
          </draw:text-box>
        </draw:frame>
        <draw:frame draw:style-name="gr10" draw:text-style-name="P11" draw:layer="layout" svg:width="10.103cm" svg:height="0.53cm" svg:x="11.145cm" svg:y="6.569cm">
          <draw:text-box>
            <text:p text:style-name="P7"><text:span text:style-name="T20">repository in </text:span><text:span text:style-name="T20">github. Assign </text:span><text:span text:style-name="T20">the task to each</text:span></text:p>
          </draw:text-box>
        </draw:frame>
        <draw:frame draw:style-name="gr10" draw:text-style-name="P11" draw:layer="layout" svg:width="9.506cm" svg:height="0.53cm" svg:x="11.145cm" svg:y="7.204cm">
          <draw:text-box>
            <text:p text:style-name="P7"><text:span text:style-name="T20">members and </text:span><text:span text:style-name="T20">teach how to use </text:span><text:span text:style-name="T20">and open</text:span></text:p>
          </draw:text-box>
        </draw:frame>
        <draw:frame draw:style-name="gr10" draw:text-style-name="P11" draw:layer="layout" svg:width="10.369cm" svg:height="0.53cm" svg:x="11.145cm" svg:y="7.839cm">
          <draw:text-box>
            <text:p text:style-name="P7"><text:span text:style-name="T20">access the </text:span><text:span text:style-name="T20">GitHub and IBM </text:span><text:span text:style-name="T20">Career Education.</text:span></text:p>
          </draw:text-box>
        </draw:frame>
        <draw:frame draw:style-name="gr12" draw:text-style-name="P13" draw:layer="layout" svg:width="1.319cm" svg:height="0.412cm" svg:x="22.318cm" svg:y="7.05cm">
          <draw:text-box>
            <text:p text:style-name="P7"><text:span text:style-name="T21">1 Week</text:span></text:p>
          </draw:text-box>
        </draw:frame>
        <draw:frame draw:style-name="gr27" draw:text-style-name="P28" draw:layer="layout" svg:width="1.149cm" svg:height="0.581cm" svg:x="3.546cm" svg:y="4.291cm">
          <draw:text-box>
            <text:p text:style-name="P7"><text:span text:style-name="T23">S.N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vaSansular" svg:font-family="CanvaSansular"/>
    <style:font-face style:name="FiraSans" svg:font-family="FiraSans"/>
    <style:font-face style:name="FiraSansMedium" svg:font-family="FiraSansMedium"/>
    <style:font-face style:name="Inter" svg:font-family="Inter"/>
    <style:font-face style:name="Interular" svg:font-family="Interular"/>
    <style:font-face style:name="Montserratular" svg:font-family="Montserratular"/>
    <style:font-face style:name="TeXGyreTermesular" svg:font-family="TeXGyreTermes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1cm" fo:margin-left="0cm" fo:margin-right="0cm" fo:page-width="27.093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1-02T10:27:50.750023842</dc:date>
    <meta:editing-duration>PT6M37S</meta:editing-duration>
    <meta:editing-cycles>5</meta:editing-cycles>
    <meta:generator>LibreOffice/6.1.0.3$Linux_X86_64 LibreOffice_project/10$Build-3</meta:generator>
    <meta:document-statistic meta:object-count="144"/>
  </office:meta>
</office:document-meta>
</file>